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94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9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4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54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1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61796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3.16911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72026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4.27141in" text:min-label-width="0.41336in"/>
        <style:text-properties fo:color="#90c226" fo:font-family="StarSymbol" fo:font-size="45%"/>
      </text:list-level-style-bullet>
    </text:list-style>
    <text:list-style style:name="a966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1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61796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3.16911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72026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4.27141in" text:min-label-width="0.41336in"/>
        <style:text-properties fo:color="#90c226" fo:font-family="StarSymbol" fo:font-size="45%"/>
      </text:list-level-style-bullet>
    </text:list-style>
    <text:list-style style:name="a960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1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61796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3.16911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72026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4.27141in" text:min-label-width="0.41336in"/>
        <style:text-properties fo:color="#90c226" fo:font-family="StarSymbol" fo:font-size="45%"/>
      </text:list-level-style-bullet>
    </text:list-style>
    <text:list-style style:name="a957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1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61796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3.16911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72026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4.27141in" text:min-label-width="0.41336in"/>
        <style:text-properties fo:color="#90c226" fo:font-family="StarSymbol" fo:font-size="45%"/>
      </text:list-level-style-bullet>
    </text:list-style>
    <text:list-style style:name="a969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1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61796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3.16911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72026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4.27141in" text:min-label-width="0.41336in"/>
        <style:text-properties fo:color="#90c226" fo:font-family="StarSymbol" fo:font-size="45%"/>
      </text:list-level-style-bullet>
    </text:list-style>
    <text:list-style style:name="a963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1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61796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3.16911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72026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4.27141in" text:min-label-width="0.41336in"/>
        <style:text-properties fo:color="#90c226" fo:font-family="StarSymbol" fo:font-size="45%"/>
      </text:list-level-style-bullet>
    </text:list-style>
  </office:automatic-styles>
  <office:body>
    <office:presentation>
      <draw:page draw:name="page1" draw:style-name="a948" draw:master-page-name="Master1-Layout7-blank-Blank" presentation:presentation-page-layout-name="Master1-PPL7" draw:id="Slide-256">
        <draw:frame draw:id="id292" presentation:style-name="a951" draw:name="Title 1" svg:x="0in" svg:y="0.32986in" svg:width="9.92188in" svg:height="1.38021in" presentation:class="title" presentation:placeholder="false">
          <draw:text-box>
            <text:p text:style-name="a950" text:class-names="" text:cond-style-name=""><text:span text:style-name="a949" text:class-names="">DRILL 2</text:span></text:p>
          </draw:text-box>
          <svg:title/>
          <svg:desc/>
        </draw:frame>
        <draw:frame draw:id="id293" presentation:style-name="a970" draw:name="Text Placeholder 2" svg:x="0in" svg:y="1.93403in" svg:width="9.92188in" svg:height="4.79514in" presentation:class="outline" presentation:placeholder="false">
          <draw:text-box>
            <text:list text:style-name="a954">
              <text:list-item>
                <text:p text:style-name="a953" text:class-names="" text:cond-style-name=""><text:span text:style-name="a952" text:class-names="">GROUP 2 MEMBERS:-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Surender Kumar - 18CSU214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Sourav yadav - 18CSU212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Tushar grewal - 18CSU217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Tushar jindal - 18CSU218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Uday dikshit - 18CSU219</text:span></text:p>
              </text:list-item>
            </text:list>
          </draw:text-box>
          <svg:title/>
          <svg:desc/>
        </draw:frame>
        <presentation:notes draw:style-name="a976">
          <draw:frame draw:id="id294" draw:style-name="a973" draw:name="Slide Number Placeholder 6" svg:x="4.67953in" svg:y="11.10827in" svg:width="3.5878in" svg:height="0.58425in">
            <draw:text-box>
              <text:p text:style-name="a972" text:class-names="" text:cond-style-name=""><text:span text:style-name="a97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95" presentation:style-name="a974" draw:name="Slide Image Placeholder 1">
            <svg:title/>
            <svg:desc/>
          </draw:page-thumbnail>
          <draw:frame draw:id="id296" presentation:style-name="a9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977" draw:master-page-name="Master1-Layout7-blank-Blank" presentation:presentation-page-layout-name="Master1-PPL7" draw:id="Slide-257">
        <draw:frame draw:id="id297" presentation:style-name="a980" draw:name="Title 1" svg:x="0in" svg:y="0.15799in" svg:width="9.92014in" svg:height="1.38021in" presentation:class="title" presentation:placeholder="false">
          <draw:text-box>
            <text:p text:style-name="a979" text:class-names="" text:cond-style-name=""><text:span text:style-name="a978" text:class-names="">Procedural Approach</text:span></text:p>
          </draw:text-box>
          <svg:title/>
          <svg:desc/>
        </draw:frame>
        <draw:frame draw:id="id298" presentation:style-name="a1003" draw:name="Subtitle 2" svg:x="0in" svg:y="1.93403in" svg:width="9.92014in" svg:height="4.79514in" presentation:class="subtitle" presentation:placeholder="false">
          <draw:text-box>
            <text:p text:style-name="a982" text:class-names="" text:cond-style-name=""><text:span text:style-name="a981" text:class-names="">Int main()</text:span></text:p>
            <text:p text:style-name="a984" text:class-names="" text:cond-style-name=""><text:span text:style-name="a983" text:class-names="">{</text:span></text:p>
            <text:p text:style-name="a986" text:class-names="" text:cond-style-name=""><text:span text:style-name="a985" text:class-names="">Enter name();</text:span></text:p>
            <text:p text:style-name="a990" text:class-names="" text:cond-style-name=""><text:span text:style-name="a987" text:class-names="">Enter<text:s text:c="1"/></text:span><text:span text:style-name="a988" text:class-names="">rollnumber</text:span><text:span text:style-name="a989" text:class-names="">();</text:span></text:p>
            <text:p text:style-name="a992" text:class-names="" text:cond-style-name=""><text:span text:style-name="a991" text:class-names="">Enter class();</text:span></text:p>
            <text:p text:style-name="a994" text:class-names="" text:cond-style-name=""><text:span text:style-name="a993" text:class-names="">Enter subject();</text:span></text:p>
            <text:p text:style-name="a996" text:class-names="" text:cond-style-name=""><text:span text:style-name="a995" text:class-names="">Enter marks();</text:span></text:p>
            <text:p text:style-name="a1000" text:class-names="" text:cond-style-name=""><text:span text:style-name="a997" text:class-names="">Std::</text:span><text:span text:style-name="a998" text:class-names="">cout</text:span><text:span text:style-name="a999" text:class-names=""><text:s text:c="1"/>&lt;&lt;”Result is Ready”;</text:span></text:p>
            <text:p text:style-name="a1002" text:class-names="" text:cond-style-name=""><text:span text:style-name="a1001" text:class-names="">}</text:span></text:p>
          </draw:text-box>
          <svg:title/>
          <svg:desc/>
        </draw:frame>
        <presentation:notes draw:style-name="a1009">
          <draw:frame draw:id="id299" draw:style-name="a1006" draw:name="Slide Number Placeholder 6" svg:x="4.67953in" svg:y="11.10827in" svg:width="3.5878in" svg:height="0.58425in">
            <draw:text-box>
              <text:p text:style-name="a1005" text:class-names="" text:cond-style-name=""><text:span text:style-name="a100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300" presentation:style-name="a1007" draw:name="Slide Image Placeholder 1">
            <svg:title/>
            <svg:desc/>
          </draw:page-thumbnail>
          <draw:frame draw:id="id301" presentation:style-name="a10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010" draw:master-page-name="Master1-Layout7-blank-Blank" presentation:presentation-page-layout-name="Master1-PPL7" draw:id="Slide-258">
        <draw:frame draw:id="id302" presentation:style-name="a1013" draw:name="Title 1" svg:x="0in" svg:y="0.20486in" svg:width="9.92014in" svg:height="1.38021in" presentation:class="title" presentation:placeholder="false">
          <draw:text-box>
            <text:p text:style-name="a1012" text:class-names="" text:cond-style-name=""><text:span text:style-name="a1011" text:class-names="">Object-Oriented Approach</text:span></text:p>
          </draw:text-box>
          <svg:title/>
          <svg:desc/>
        </draw:frame>
        <draw:frame draw:id="id303" presentation:style-name="a1057" draw:name="Subtitle 2" svg:x="0.14962in" svg:y="1.24378in" svg:width="9.92014in" svg:height="6.81872in" presentation:class="subtitle" presentation:placeholder="false">
          <draw:text-box>
            <text:p text:style-name="a1015" text:class-names="" text:cond-style-name=""><text:span text:style-name="a1014" text:class-names="">Int main()</text:span></text:p>
            <text:p text:style-name="a1017" text:class-names="" text:cond-style-name=""><text:span text:style-name="a1016" text:class-names="">{</text:span></text:p>
            <text:p text:style-name="a1019" text:class-names="" text:cond-style-name=""><text:span text:style-name="a1018" text:class-names="">Enter name();</text:span></text:p>
            <text:p text:style-name="a1023" text:class-names="" text:cond-style-name=""><text:span text:style-name="a1020" text:class-names="">Enter<text:s text:c="1"/></text:span><text:span text:style-name="a1021" text:class-names="">rollnumber</text:span><text:span text:style-name="a1022" text:class-names="">();</text:span></text:p>
            <text:p text:style-name="a1025" text:class-names="" text:cond-style-name=""><text:span text:style-name="a1024" text:class-names="">Enter class();</text:span></text:p>
            <text:p text:style-name="a1027" text:class-names="" text:cond-style-name=""><text:span text:style-name="a1026" text:class-names="">Enter subject();</text:span></text:p>
            <text:p text:style-name="a1029" text:class-names="" text:cond-style-name=""><text:span text:style-name="a1028" text:class-names="">Enter marks();</text:span></text:p>
            <text:p text:style-name="a1033" text:class-names="" text:cond-style-name=""><text:span text:style-name="a1030" text:class-names="">Name<text:s text:c="1"/></text:span><text:span text:style-name="a1031" text:class-names="">name</text:span><text:span text:style-name="a1032" text:class-names="">;</text:span></text:p>
            <text:p text:style-name="a1038" text:class-names="" text:cond-style-name=""><text:span text:style-name="a1034" text:class-names="">Rollnumber</text:span><text:span text:style-name="a1035" text:class-names=""><text:s text:c="1"/></text:span><text:span text:style-name="a1036" text:class-names="">rollnumber</text:span><text:span text:style-name="a1037" text:class-names="">;</text:span></text:p>
            <text:p text:style-name="a1042" text:class-names="" text:cond-style-name=""><text:span text:style-name="a1039" text:class-names="">Class<text:s text:c="1"/></text:span><text:span text:style-name="a1040" text:class-names="">class</text:span><text:span text:style-name="a1041" text:class-names="">;</text:span></text:p>
            <text:p text:style-name="a1046" text:class-names="" text:cond-style-name=""><text:span text:style-name="a1043" text:class-names="">Subject<text:s text:c="1"/></text:span><text:span text:style-name="a1044" text:class-names="">subject</text:span><text:span text:style-name="a1045" text:class-names="">;</text:span></text:p>
            <text:p text:style-name="a1050" text:class-names="" text:cond-style-name=""><text:span text:style-name="a1047" text:class-names="">Marks<text:s text:c="1"/></text:span><text:span text:style-name="a1048" text:class-names="">marks</text:span><text:span text:style-name="a1049" text:class-names="">;</text:span></text:p>
            <text:p text:style-name="a1054" text:class-names="" text:cond-style-name=""><text:span text:style-name="a1051" text:class-names="">std::</text:span><text:span text:style-name="a1052" text:class-names="">cout</text:span><text:span text:style-name="a1053" text:class-names=""><text:s text:c="1"/>&lt;&lt;”Result is ready.”;</text:span></text:p>
            <text:p text:style-name="a1056" text:class-names="" text:cond-style-name=""><text:span text:style-name="a1055" text:class-names="">}</text:span></text:p>
          </draw:text-box>
          <svg:title/>
          <svg:desc/>
        </draw:frame>
        <presentation:notes draw:style-name="a1063">
          <draw:frame draw:id="id304" draw:style-name="a1060" draw:name="Slide Number Placeholder 6" svg:x="4.67953in" svg:y="11.10827in" svg:width="3.5878in" svg:height="0.58425in">
            <draw:text-box>
              <text:p text:style-name="a1059" text:class-names="" text:cond-style-name=""><text:span text:style-name="a105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305" presentation:style-name="a1061" draw:name="Slide Image Placeholder 1">
            <svg:title/>
            <svg:desc/>
          </draw:page-thumbnail>
          <draw:frame draw:id="id306" presentation:style-name="a10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6308in" svg:y="2.89868in" svg:width="7.02488in" svg:height="1.98463in"/>
      <presentation:placeholder presentation:object="subtitle" svg:x="1.36308in" svg:y="4.88331in" svg:width="7.02488in" svg:height="1.32232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2" style:display-name="Title and Content">
      <presentation:placeholder presentation:object="title" svg:x="0.73495in" svg:y="0.73488in" svg:width="7.65301in" svg:height="1.59223in"/>
      <presentation:placeholder presentation:object="object" svg:x="0.73495in" svg:y="2.60461in" svg:width="7.65301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3" style:display-name="Section Header">
      <presentation:placeholder presentation:object="title" svg:x="0.73495in" svg:y="3.25591in" svg:width="7.65301in" svg:height="2.20195in"/>
      <presentation:placeholder presentation:object="outline" svg:x="0.73495in" svg:y="5.45787in" svg:width="7.65301in" svg:height="1.03722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4" style:display-name="Two Content">
      <presentation:placeholder presentation:object="title" svg:x="0.73495in" svg:y="0.73488in" svg:width="7.65301in" svg:height="1.59223in"/>
      <presentation:placeholder presentation:object="object" svg:x="0.73495in" svg:y="2.6046in" svg:width="3.72313in" svg:height="4.67829in"/>
      <presentation:placeholder presentation:object="object" svg:x="4.66484in" svg:y="2.60461in" svg:width="3.72313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5" style:display-name="Comparison">
      <presentation:placeholder presentation:object="title" svg:x="0.73495in" svg:y="0.73488in" svg:width="7.65301in" svg:height="1.59223in"/>
      <presentation:placeholder presentation:object="outline" svg:x="0.73495in" svg:y="2.60508in" svg:width="3.72622in" svg:height="0.69469in"/>
      <presentation:placeholder presentation:object="object" svg:x="0.73495in" svg:y="3.29977in" svg:width="3.72622in" svg:height="3.98313in"/>
      <presentation:placeholder presentation:object="outline" svg:x="4.66175in" svg:y="2.60508in" svg:width="3.72622in" svg:height="0.69469in"/>
      <presentation:placeholder presentation:object="object" svg:x="4.66175in" svg:y="3.29977in" svg:width="3.72622in" svg:height="3.9831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6" style:display-name="Title Only">
      <presentation:placeholder presentation:object="title" svg:x="0.73495in" svg:y="0.73488in" svg:width="7.65301in" svg:height="1.5922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7" style:display-name="Blank"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8" style:display-name="Content with Caption">
      <presentation:placeholder presentation:object="title" svg:x="0.73495in" svg:y="1.80658in" svg:width="3.36393in" svg:height="1.5412in"/>
      <presentation:placeholder presentation:object="object" svg:x="4.30565in" svg:y="0.62075in" svg:width="4.08232in" svg:height="6.66215in"/>
      <presentation:placeholder presentation:object="outline" svg:x="0.73495in" svg:y="3.34777in" svg:width="3.36393in" svg:height="3.11557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9" style:display-name="Picture with Caption">
      <presentation:placeholder presentation:object="title" svg:x="0.73495in" svg:y="5.78715in" svg:width="7.65301in" svg:height="0.68321in"/>
      <presentation:placeholder presentation:object="graphic" svg:x="0.73495in" svg:y="0.73488in" svg:width="7.65301in" svg:height="4.63604in"/>
      <presentation:placeholder presentation:object="outline" svg:x="0.73495in" svg:y="6.47036in" svg:width="7.65301in" svg:height="0.81254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0" style:display-name="Title and Caption">
      <presentation:placeholder presentation:object="title" svg:x="0.73495in" svg:y="0.73488in" svg:width="7.65301in" svg:height="4.10306in"/>
      <presentation:placeholder presentation:object="outline" svg:x="0.73495in" svg:y="5.38909in" svg:width="7.65301in" svg:height="1.8938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1" style:display-name="Quote with Caption">
      <presentation:placeholder presentation:object="title" svg:x="0.93423in" svg:y="0.73488in" svg:width="7.32082in" svg:height="3.64376in"/>
      <presentation:placeholder presentation:object="outline" svg:x="1.32749in" svg:y="4.37864in" svg:width="6.53429in" svg:height="0.4593in"/>
      <presentation:placeholder presentation:object="outline" svg:x="0.73495in" svg:y="5.38909in" svg:width="7.65301in" svg:height="1.8938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2" style:display-name="Name Card">
      <presentation:placeholder presentation:object="title" svg:x="0.73495in" svg:y="2.32902in" svg:width="7.65301in" svg:height="3.12884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3" style:display-name="Quote Name Card">
      <presentation:placeholder presentation:object="title" svg:x="0.93423in" svg:y="0.73488in" svg:width="7.32082in" svg:height="3.64376in"/>
      <presentation:placeholder presentation:object="outline" svg:x="0.73495in" svg:y="4.83794in" svg:width="7.65301in" svg:height="0.61993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4" style:display-name="True or False">
      <presentation:placeholder presentation:object="title" svg:x="0.74249in" svg:y="0.73488in" svg:width="7.64548in" svg:height="3.64376in"/>
      <presentation:placeholder presentation:object="outline" svg:x="0.73495in" svg:y="4.83794in" svg:width="7.65301in" svg:height="0.61993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5" style:display-name="Title and Vertical Text">
      <presentation:placeholder presentation:object="title" svg:x="0.73495in" svg:y="0.73488in" svg:width="7.65301in" svg:height="1.59223in"/>
      <presentation:placeholder presentation:object="outline" svg:x="0.73495in" svg:y="2.60461in" svg:width="7.65301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6" style:display-name="Vertical Title and Text">
      <presentation:placeholder presentation:object="title" svg:x="7.20644in" svg:y="0.73488in" svg:width="1.18009in" svg:height="6.33066in"/>
      <presentation:placeholder presentation:object="outline" svg:x="0.73495in" svg:y="0.73488in" svg:width="6.26329in" svg:height="6.33066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solid" draw:fill-color="#90c226" draw:opacity="85%" draw:stroke="non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">
      <style:graphic-properties draw:fill="solid" draw:fill-color="#90c226" draw:opacity="85%" draw:stroke="none"/>
    </style:style>
    <style:style style:family="graphic" style:name="a260">
      <style:graphic-properties draw:fill="none" draw:stroke="solid" svg:stroke-width="0.01042in" svg:stroke-color="#d9d9d9" svg:stroke-opacity="100%" svg:stroke-linecap="round"/>
    </style:style>
    <style:style style:family="graphic" style:name="a184">
      <style:graphic-properties draw:fill="none" draw:stroke="solid" svg:stroke-width="0.01042in" svg:stroke-color="#d9d9d9" svg:stroke-opacity="100%" svg:stroke-linecap="round"/>
    </style:style>
    <style:style style:family="graphic" style:name="a261">
      <style:graphic-properties draw:fill="none" draw:stroke="solid" svg:stroke-width="0.01042in" svg:stroke-color="#bfbfbf" svg:stroke-opacity="100%" svg:stroke-linecap="round"/>
    </style:style>
    <style:style style:family="graphic" style:name="a185">
      <style:graphic-properties draw:fill="none" draw:stroke="solid" svg:stroke-width="0.01042in" svg:stroke-color="#bfbfbf" svg:stroke-opacity="100%" svg:stroke-linecap="round"/>
    </style:style>
    <style:style style:family="graphic" style:name="a262">
      <style:graphic-properties draw:fill="solid" draw:fill-color="#90c226" draw:opacity="30%" draw:stroke="none"/>
    </style:style>
    <style:style style:family="graphic" style:name="a186">
      <style:graphic-properties draw:fill="solid" draw:fill-color="#90c226" draw:opacity="30%" draw:stroke="none"/>
    </style:style>
    <style:style style:family="graphic" style:name="a263">
      <style:graphic-properties draw:fill="solid" draw:fill-color="#90c226" draw:opacity="20%" draw:stroke="none"/>
    </style:style>
    <style:style style:family="graphic" style:name="a187">
      <style:graphic-properties draw:fill="solid" draw:fill-color="#90c226" draw:opacity="20%" draw:stroke="none"/>
    </style:style>
    <style:style style:family="graphic" style:name="a264">
      <style:graphic-properties draw:fill="solid" draw:fill-color="#54a021" draw:opacity="72%" draw:stroke="none"/>
    </style:style>
    <style:style style:family="graphic" style:name="a188">
      <style:graphic-properties draw:fill="solid" draw:fill-color="#54a021" draw:opacity="72%" draw:stroke="none"/>
    </style:style>
    <style:style style:family="text" style:name="a3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draw:fill="solid" draw:fill-color="#3f7819" draw:opacity="70%" draw:stroke="none"/>
    </style:style>
    <style:style style:family="graphic" style:name="a189">
      <style:graphic-properties draw:fill="solid" draw:fill-color="#3f7819" draw:opacity="70%" draw:stroke="non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draw:fill="solid" draw:fill-color="#c0e474" draw:opacity="70%" draw:stroke="non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7">
      <style:graphic-properties draw:fill="solid" draw:fill-color="#90c226" draw:opacity="65%" draw:stroke="none"/>
    </style:style>
    <style:style style:family="graphic" style:name="a343">
      <style:graphic-properties draw:fill="solid" draw:fill-color="#90c226" draw:opacity="85%" draw:stroke="none"/>
    </style:style>
    <style:style style:family="graphic" style:name="a268">
      <style:graphic-properties draw:fill="solid" draw:fill-color="#90c226" draw:opacity="80%" draw:stroke="none"/>
    </style:style>
    <style:style style:family="text" style:name="a4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draw:fill="none" draw:stroke="solid" svg:stroke-width="0.01042in" svg:stroke-color="#d9d9d9" svg:stroke-opacity="100%" svg:stroke-linecap="round"/>
    </style:style>
    <style:style style:family="presentation" style:name="a269">
      <style:graphic-properties draw:fill="none" draw:stroke="non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draw:fill="none" draw:stroke="solid" svg:stroke-width="0.01042in" svg:stroke-color="#bfbfbf" svg:stroke-opacity="100%" svg:stroke-linecap="round"/>
    </style:style>
    <style:style style:family="graphic" style:name="a346">
      <style:graphic-properties draw:fill="solid" draw:fill-color="#90c226" draw:opacity="30%" draw:stroke="non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draw:fill="solid" draw:fill-color="#90c226" draw:opacity="20%" draw:stroke="none"/>
    </style:style>
    <style:style style:family="graphic" style:name="a423">
      <style:graphic-properties draw:fill="solid" draw:fill-color="#90c226" draw:opacity="85%" draw:stroke="non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draw:fill="none" draw:stroke="solid" svg:stroke-width="0.01042in" svg:stroke-color="#d9d9d9" svg:stroke-opacity="100%" svg:stroke-linecap="round"/>
    </style:style>
    <style:style style:family="graphic" style:name="a348">
      <style:graphic-properties draw:fill="solid" draw:fill-color="#54a021" draw:opacity="72%" draw:stroke="non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draw:fill="none" draw:stroke="solid" svg:stroke-width="0.01042in" svg:stroke-color="#bfbfbf" svg:stroke-opacity="100%" svg:stroke-linecap="round"/>
    </style:style>
    <style:style style:family="graphic" style:name="a349">
      <style:graphic-properties draw:fill="solid" draw:fill-color="#3f7819" draw:opacity="70%" draw:stroke="non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solid" draw:fill-color="#90c226" draw:opacity="30%" draw:stroke="non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solid" draw:fill-color="#90c226" draw:opacity="20%" draw:stroke="non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draw:fill="solid" draw:fill-color="#54a021" draw:opacity="72%" draw:stroke="non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solid" draw:fill-color="#3f7819" draw:opacity="70%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draw:fill="solid" draw:fill-color="#c0e474" draw:opacity="70%" draw:stroke="none"/>
    </style:style>
    <style:style style:family="graphic" style:name="a191">
      <style:graphic-properties draw:fill="solid" draw:fill-color="#90c226" draw:opacity="65%" draw:stroke="none"/>
    </style:style>
    <style:style style:family="graphic" style:name="a192">
      <style:graphic-properties draw:fill="solid" draw:fill-color="#90c226" draw:opacity="80%" draw:stroke="none"/>
    </style:style>
    <style:style style:family="presentation" style:name="a193">
      <style:graphic-properties draw:fill="none" draw:stroke="non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solid" draw:fill-color="#c0e474" draw:opacity="70%" draw:stroke="non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draw:fill="solid" draw:fill-color="#90c226" draw:opacity="65%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draw:fill="solid" draw:fill-color="#90c226" draw:opacity="80%" draw:stroke="non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draw:fill="none" draw:stroke="non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draw:fill="solid" draw:fill-color="#c0e474" draw:opacity="70%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draw:fill="solid" draw:fill-color="#90c226" draw:opacity="65%" draw:stroke="none"/>
    </style:style>
    <style:style style:family="paragraph" style:name="a3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solid" draw:fill-color="#90c226" draw:opacity="80%" draw:stroke="non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draw:fill="none" draw:stroke="non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6">
      <style:graphic-properties draw:fill="solid" draw:fill-color="#90c226" draw:opacity="85%" draw:stroke="none"/>
    </style:style>
    <style:style style:family="paragraph" style:name="a612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draw:fill="none" draw:stroke="solid" svg:stroke-width="0.01042in" svg:stroke-color="#d9d9d9" svg:stroke-opacity="100%" svg:stroke-linecap="round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8">
      <style:graphic-properties draw:fill="none" draw:stroke="solid" svg:stroke-width="0.01042in" svg:stroke-color="#bfbfbf" svg:stroke-opacity="100%" svg:stroke-linecap="round"/>
    </style:style>
    <style:style style:family="text" style:name="a6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draw:fill="solid" draw:fill-color="#90c226" draw:opacity="30%" draw:stroke="none"/>
    </style:style>
    <style:style style:family="paragraph" style:name="a615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draw:fill="solid" draw:fill-color="#90c226" draw:opacity="85%" draw:stroke="none"/>
    </style:style>
    <style:style style:family="paragraph" style:name="a462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draw:fill="none" draw:stroke="solid" svg:stroke-width="0.01042in" svg:stroke-color="#d9d9d9" svg:stroke-opacity="100%" svg:stroke-linecap="round"/>
    </style:style>
    <style:style style:family="graphic" style:name="a387">
      <style:graphic-properties draw:fill="none" draw:stroke="solid" svg:stroke-width="0.01042in" svg:stroke-color="#bfbfbf" svg:stroke-opacity="100%" svg:stroke-linecap="round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draw:fill="solid" draw:fill-color="#90c226" draw:opacity="30%" draw:stroke="none"/>
    </style:style>
    <style:style style:family="graphic" style:name="a540">
      <style:graphic-properties draw:fill="solid" draw:fill-color="#90c226" draw:opacity="20%" draw:stroke="none"/>
    </style:style>
    <style:style style:family="paragraph" style:name="a465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draw:fill="solid" draw:fill-color="#90c226" draw:opacity="20%" draw:stroke="none"/>
    </style:style>
    <style:style style:family="graphic" style:name="a541">
      <style:graphic-properties draw:fill="solid" draw:fill-color="#54a021" draw:opacity="72%" draw:stroke="none"/>
    </style:style>
    <style:style style:family="graphic" style:name="a542">
      <style:graphic-properties draw:fill="solid" draw:fill-color="#3f7819" draw:opacity="70%" draw:stroke="non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draw:fill="solid" draw:fill-color="#c0e474" draw:opacity="70%" draw:stroke="non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draw:fill="solid" draw:fill-color="#90c226" draw:opacity="65%" draw:stroke="none"/>
    </style:style>
    <style:style style:family="paragraph" style:name="a469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5">
      <style:graphic-properties draw:fill="solid" draw:fill-color="#90c226" draw:opacity="80%" draw:stroke="none"/>
    </style:style>
    <style:style style:family="presentation" style:name="a546">
      <style:graphic-properties draw:fill="none" draw:stroke="none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draw:fill="solid" draw:fill-color="#54a021" draw:opacity="72%" draw:stroke="none"/>
    </style:style>
    <style:style style:family="graphic" style:name="a391">
      <style:graphic-properties draw:fill="solid" draw:fill-color="#3f7819" draw:opacity="70%" draw:stroke="none"/>
    </style:style>
    <style:style style:family="graphic" style:name="a392">
      <style:graphic-properties draw:fill="solid" draw:fill-color="#c0e474" draw:opacity="70%" draw:stroke="none"/>
    </style:style>
    <style:style style:family="graphic" style:name="a393">
      <style:graphic-properties draw:fill="solid" draw:fill-color="#90c226" draw:opacity="65%" draw:stroke="none"/>
    </style:style>
    <style:style style:family="graphic" style:name="a394">
      <style:graphic-properties draw:fill="solid" draw:fill-color="#90c226" draw:opacity="80%" draw:stroke="non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34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solid" draw:fill-color="#90c226" draw:opacity="85%" draw:stroke="non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9">
      <style:graphic-properties draw:fill="none" draw:stroke="solid" svg:stroke-width="0.01042in" svg:stroke-color="#d9d9d9" svg:stroke-opacity="100%" svg:stroke-linecap="round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6">
      <style:graphic-properties draw:fill="solid" draw:fill-color="#90c226" draw:opacity="85%" draw:stroke="non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87">
      <style:graphic-properties draw:fill="none" draw:stroke="solid" svg:stroke-width="0.01042in" svg:stroke-color="#d9d9d9" svg:stroke-opacity="100%" svg:stroke-linecap="round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8">
      <style:graphic-properties draw:fill="none" draw:stroke="solid" svg:stroke-width="0.01042in" svg:stroke-color="#bfbfbf" svg:stroke-opacity="100%" svg:stroke-linecap="round"/>
    </style:style>
    <style:style style:family="graphic" style:name="a640">
      <style:graphic-properties draw:fill="none" draw:stroke="solid" svg:stroke-width="0.01042in" svg:stroke-color="#bfbfbf" svg:stroke-opacity="100%" svg:stroke-linecap="round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solid" draw:fill-color="#90c226" draw:opacity="30%" draw:stroke="none"/>
    </style:style>
    <style:style style:family="graphic" style:name="a641">
      <style:graphic-properties draw:fill="solid" draw:fill-color="#90c226" draw:opacity="30%" draw:stroke="non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solid" draw:fill-color="#90c226" draw:opacity="20%" draw:stroke="non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3">
      <style:graphic-properties draw:fill="solid" draw:fill-color="#54a021" draw:opacity="72%" draw:stroke="non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solid" draw:fill-color="#3f7819" draw:opacity="70%" draw:stroke="non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draw:fill="solid" draw:fill-color="#c0e474" draw:opacity="70%" draw:stroke="none"/>
    </style:style>
    <style:style style:family="text" style:name="a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draw:fill="solid" draw:fill-color="#90c226" draw:opacity="65%" draw:stroke="non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7">
      <style:graphic-properties draw:fill="solid" draw:fill-color="#90c226" draw:opacity="80%" draw:stroke="none"/>
    </style:style>
    <style:style style:family="text" style:name="a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draw:fill="none" draw:stroke="none"/>
    </style:style>
    <style:style style:family="presentation" style:name="a800">
      <style:graphic-properties draw:fill="none" draw:stroke="none"/>
    </style:style>
    <style:style style:family="paragraph" style:name="a7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draw:fill="solid" draw:fill-color="#90c226" draw:opacity="20%" draw:stroke="none"/>
    </style:style>
    <style:style style:family="graphic" style:name="a491">
      <style:graphic-properties draw:fill="solid" draw:fill-color="#54a021" draw:opacity="72%" draw:stroke="none"/>
    </style:style>
    <style:style style:family="graphic" style:name="a492">
      <style:graphic-properties draw:fill="solid" draw:fill-color="#3f7819" draw:opacity="70%" draw:stroke="none"/>
    </style:style>
    <style:style style:family="graphic" style:name="a493">
      <style:graphic-properties draw:fill="solid" draw:fill-color="#c0e474" draw:opacity="70%" draw:stroke="none"/>
    </style:style>
    <style:style style:family="graphic" style:name="a494">
      <style:graphic-properties draw:fill="solid" draw:fill-color="#90c226" draw:opacity="65%" draw:stroke="none"/>
    </style:style>
    <style:style style:family="graphic" style:name="a495">
      <style:graphic-properties draw:fill="solid" draw:fill-color="#90c226" draw:opacity="80%" draw:stroke="non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draw:fill="none" draw:stroke="non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solid" draw:fill-color="#90c226" draw:opacity="85%" draw:stroke="non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solid" draw:fill-color="#90c226" draw:opacity="30%" draw:stroke="non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90c226" draw:opacity="20%" draw:stroke="none"/>
    </style:style>
    <style:style style:family="text" style:name="a7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draw:fill="solid" draw:fill-color="#54a021" draw:opacity="72%" draw:stroke="none"/>
    </style:style>
    <style:style style:family="text" style:name="a5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solid" draw:fill-color="#3f7819" draw:opacity="70%" draw:stroke="none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draw:fill="solid" draw:fill-color="#c0e474" draw:opacity="70%" draw:stroke="non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draw:fill="solid" draw:fill-color="#90c226" draw:opacity="65%" draw:stroke="none"/>
    </style:style>
    <style:style style:family="graphic" style:name="a582">
      <style:graphic-properties draw:fill="solid" draw:fill-color="#90c226" draw:opacity="85%" draw:stroke="none"/>
    </style:style>
    <style:style style:family="graphic" style:name="a41">
      <style:graphic-properties draw:fill="solid" draw:fill-color="#90c226" draw:opacity="80%" draw:stroke="none"/>
    </style:style>
    <style:style style:family="graphic" style:name="a583">
      <style:graphic-properties draw:fill="none" draw:stroke="solid" svg:stroke-width="0.01042in" svg:stroke-color="#d9d9d9" svg:stroke-opacity="100%" svg:stroke-linecap="round"/>
    </style:style>
    <style:style style:family="presentation" style:name="a42">
      <style:graphic-properties draw:fill="none" draw:stroke="none"/>
    </style:style>
    <style:style style:family="graphic" style:name="a584">
      <style:graphic-properties draw:fill="none" draw:stroke="solid" svg:stroke-width="0.01042in" svg:stroke-color="#bfbfbf" svg:stroke-opacity="100%" svg:stroke-linecap="round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draw:fill="solid" draw:fill-color="#90c226" draw:opacity="30%" draw:stroke="non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draw:fill="solid" draw:fill-color="#90c226" draw:opacity="20%" draw:stroke="non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7">
      <style:graphic-properties draw:fill="solid" draw:fill-color="#54a021" draw:opacity="72%" draw:stroke="non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draw:fill="solid" draw:fill-color="#90c226" draw:opacity="85%" draw:stroke="none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draw:fill="solid" draw:fill-color="#3f7819" draw:opacity="70%" draw:stroke="none"/>
    </style:style>
    <style:style style:family="graphic" style:name="a741">
      <style:graphic-properties draw:fill="none" draw:stroke="solid" svg:stroke-width="0.01042in" svg:stroke-color="#d9d9d9" svg:stroke-opacity="100%" svg:stroke-linecap="round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9">
      <style:graphic-properties draw:fill="solid" draw:fill-color="#c0e474" draw:opacity="70%" draw:stroke="none"/>
    </style:style>
    <style:style style:family="graphic" style:name="a742">
      <style:graphic-properties draw:fill="none" draw:stroke="solid" svg:stroke-width="0.01042in" svg:stroke-color="#bfbfbf" svg:stroke-opacity="100%" svg:stroke-linecap="round"/>
    </style:style>
    <style:style style:family="text" style:name="a6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draw:fill="solid" draw:fill-color="#90c226" draw:opacity="30%" draw:stroke="none"/>
    </style:style>
    <style:style style:family="text" style:name="a6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draw:fill="solid" draw:fill-color="#90c226" draw:opacity="20%" draw:stroke="none"/>
    </style:style>
    <style:style style:family="paragraph" style:name="a668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draw:fill="solid" draw:fill-color="#54a021" draw:opacity="72%" draw:stroke="non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6">
      <style:graphic-properties draw:fill="solid" draw:fill-color="#3f7819" draw:opacity="70%" draw:stroke="none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>
      <style:graphic-properties draw:fill="solid" draw:fill-color="#c0e474" draw:opacity="70%" draw:stroke="none"/>
    </style:style>
    <style:style style:family="paragraph" style:name="a823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draw:fill="solid" draw:fill-color="#90c226" draw:opacity="65%" draw:stroke="non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9">
      <style:graphic-properties draw:fill="solid" draw:fill-color="#90c226" draw:opacity="80%" draw:stroke="none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draw:fill="solid" draw:fill-color="#90c226" draw:opacity="85%" draw:stroke="none"/>
    </style:style>
    <style:style style:family="graphic" style:name="a909">
      <style:graphic-properties draw:fill="none" draw:stroke="solid" svg:stroke-width="0.01042in" svg:stroke-color="#d9d9d9" svg:stroke-opacity="100%" svg:stroke-linecap="round"/>
    </style:style>
    <style:style style:family="graphic" style:name="a590">
      <style:graphic-properties draw:fill="solid" draw:fill-color="#90c226" draw:opacity="65%" draw:stroke="none"/>
    </style:style>
    <style:style style:family="graphic" style:name="a591">
      <style:graphic-properties draw:fill="solid" draw:fill-color="#90c226" draw:opacity="80%" draw:stroke="non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non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draw:fill="none" draw:stroke="non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none" draw:stroke="solid" svg:stroke-width="0.01042in" svg:stroke-color="#bfbfbf" svg:stroke-opacity="100%" svg:stroke-linecap="round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1">
      <style:graphic-properties draw:fill="solid" draw:fill-color="#90c226" draw:opacity="30%" draw:stroke="non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draw:fill="solid" draw:fill-color="#90c226" draw:opacity="20%" draw:stroke="none"/>
    </style:style>
    <style:style style:family="graphic" style:name="a913">
      <style:graphic-properties draw:fill="solid" draw:fill-color="#54a021" draw:opacity="72%" draw:stroke="non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914">
      <style:graphic-properties draw:fill="solid" draw:fill-color="#3f7819" draw:opacity="70%" draw:stroke="none"/>
    </style:style>
    <style:style style:family="text" style:name="a8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draw:fill="solid" draw:fill-color="#c0e474" draw:opacity="70%" draw:stroke="none"/>
    </style:style>
    <style:style style:family="graphic" style:name="a916">
      <style:graphic-properties draw:fill="solid" draw:fill-color="#90c226" draw:opacity="65%" draw:stroke="none"/>
    </style:style>
    <style:style style:family="graphic" style:name="a917">
      <style:graphic-properties draw:fill="solid" draw:fill-color="#90c226" draw:opacity="80%" draw:stroke="none"/>
    </style:style>
    <style:style style:family="presentation" style:name="a918">
      <style:graphic-properties draw:fill="none" draw:stroke="non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draw:fill="solid" draw:fill-color="#90c226" draw:opacity="85%" draw:stroke="non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>
      <style:graphic-properties draw:fill="none" draw:stroke="solid" svg:stroke-width="0.01042in" svg:stroke-color="#d9d9d9" svg:stroke-opacity="100%" svg:stroke-linecap="round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draw:fill="none" draw:stroke="solid" svg:stroke-width="0.01042in" svg:stroke-color="#bfbfbf" svg:stroke-opacity="100%" svg:stroke-linecap="round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7">
      <style:graphic-properties draw:fill="solid" draw:fill-color="#90c226" draw:opacity="30%" draw:stroke="non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draw:fill="solid" draw:fill-color="#90c226" draw:opacity="20%" draw:stroke="none"/>
    </style:style>
    <style:style style:family="paragraph" style:name="a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draw:fill="solid" draw:fill-color="#54a021" draw:opacity="72%" draw:stroke="non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9">
      <style:graphic-properties draw:fill="solid" draw:fill-color="#90c226" draw:opacity="85%" draw:stroke="non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0">
      <style:graphic-properties draw:fill="solid" draw:fill-color="#3f7819" draw:opacity="70%" draw:stroke="non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draw:fill="solid" draw:fill-color="#c0e474" draw:opacity="70%" draw:stroke="none"/>
    </style:style>
    <style:style style:family="text" style:name="a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draw:fill="solid" draw:fill-color="#90c226" draw:opacity="65%" draw:stroke="non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draw:fill="solid" draw:fill-color="#90c226" draw:opacity="80%" draw:stroke="non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draw:fill="none" draw:stroke="none"/>
    </style:style>
    <style:style style:family="graphic" style:name="a78">
      <style:graphic-properties draw:fill="none" draw:stroke="solid" svg:stroke-width="0.01042in" svg:stroke-color="#d9d9d9" svg:stroke-opacity="100%" svg:stroke-linecap="round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draw:fill="none" draw:stroke="solid" svg:stroke-width="0.01042in" svg:stroke-color="#bfbfbf" svg:stroke-opacity="100%" svg:stroke-linecap="round"/>
    </style:style>
    <style:style style:family="text" style:name="a7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draw:fill="none" draw:stroke="solid" svg:stroke-width="0.01042in" svg:stroke-color="#d9d9d9" svg:stroke-opacity="100%" svg:stroke-linecap="round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draw:fill="none" draw:stroke="solid" svg:stroke-width="0.01042in" svg:stroke-color="#bfbfbf" svg:stroke-opacity="100%" svg:stroke-linecap="round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draw:fill="solid" draw:fill-color="#90c226" draw:opacity="30%" draw:stroke="none"/>
    </style:style>
    <style:style style:family="paragraph" style:name="a777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draw:fill="solid" draw:fill-color="#90c226" draw:opacity="20%" draw:stroke="none"/>
    </style:style>
    <style:style style:family="graphic" style:name="a854">
      <style:graphic-properties draw:fill="solid" draw:fill-color="#54a021" draw:opacity="72%" draw:stroke="non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draw:fill="solid" draw:fill-color="#3f7819" draw:opacity="70%" draw:stroke="none"/>
    </style:style>
    <style:style style:family="graphic" style:name="a856">
      <style:graphic-properties draw:fill="solid" draw:fill-color="#c0e474" draw:opacity="70%" draw:stroke="non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draw:fill="solid" draw:fill-color="#90c226" draw:opacity="65%" draw:stroke="non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8">
      <style:graphic-properties draw:fill="solid" draw:fill-color="#90c226" draw:opacity="80%" draw:stroke="non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9">
      <style:graphic-properties draw:fill="none" draw:stroke="none"/>
    </style:style>
    <style:style style:family="drawing-page" style:name="a93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draw:fill="solid" draw:fill-color="#90c226" draw:opacity="30%" draw:stroke="none"/>
    </style:style>
    <style:style style:family="graphic" style:name="a81">
      <style:graphic-properties draw:fill="solid" draw:fill-color="#90c226" draw:opacity="20%" draw:stroke="none"/>
    </style:style>
    <style:style style:family="graphic" style:name="a82">
      <style:graphic-properties draw:fill="solid" draw:fill-color="#54a021" draw:opacity="72%" draw:stroke="none"/>
    </style:style>
    <style:style style:family="graphic" style:name="a83">
      <style:graphic-properties draw:fill="solid" draw:fill-color="#3f7819" draw:opacity="70%" draw:stroke="none"/>
    </style:style>
    <style:style style:family="graphic" style:name="a84">
      <style:graphic-properties draw:fill="solid" draw:fill-color="#c0e474" draw:opacity="70%" draw:stroke="none"/>
    </style:style>
    <style:style style:family="graphic" style:name="a85">
      <style:graphic-properties draw:fill="solid" draw:fill-color="#90c226" draw:opacity="65%" draw:stroke="none"/>
    </style:style>
    <style:style style:family="graphic" style:name="a86">
      <style:graphic-properties draw:fill="solid" draw:fill-color="#90c226" draw:opacity="80%" draw:stroke="none"/>
    </style:style>
    <style:style style:family="graphic" style:name="a87">
      <style:graphic-properties draw:fill="solid" draw:fill-color="#90c226" draw:opacity="85%" draw:stroke="none"/>
    </style:style>
    <style:style style:family="text" style:name="a7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draw:fill="none" draw:stroke="none"/>
    </style:style>
    <style:style style:family="paragraph" style:name="a7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0">
      <style:graphic-properties draw:fill="solid" draw:fill-color="#90c226" draw:opacity="85%" draw:stroke="non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none" draw:stroke="solid" svg:stroke-width="0.01042in" svg:stroke-color="#d9d9d9" svg:stroke-opacity="100%" svg:stroke-linecap="round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draw:fill="none" draw:stroke="solid" svg:stroke-width="0.01042in" svg:stroke-color="#bfbfbf" svg:stroke-opacity="100%" svg:stroke-linecap="round"/>
    </style:style>
    <style:style style:family="graphic" style:name="a793">
      <style:graphic-properties draw:fill="solid" draw:fill-color="#90c226" draw:opacity="30%" draw:stroke="none"/>
    </style:style>
    <style:style style:family="graphic" style:name="a794">
      <style:graphic-properties draw:fill="solid" draw:fill-color="#90c226" draw:opacity="20%" draw:stroke="non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draw:fill="solid" draw:fill-color="#54a021" draw:opacity="72%" draw:stroke="non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6">
      <style:graphic-properties draw:fill="solid" draw:fill-color="#3f7819" draw:opacity="70%" draw:stroke="non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solid" draw:fill-color="#c0e474" draw:opacity="70%" draw:stroke="none"/>
    </style:style>
    <style:style style:family="paragraph" style:name="a87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solid" draw:fill-color="#90c226" draw:opacity="65%" draw:stroke="none"/>
    </style:style>
    <style:style style:family="presentation" style:name="a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9">
      <style:graphic-properties draw:fill="solid" draw:fill-color="#90c226" draw:opacity="80%" draw:stroke="none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fill="solid" draw:fill-color="#90c226" draw:opacity="85%" draw:stroke="non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">
      <style:graphic-properties draw:fill="none" draw:stroke="solid" svg:stroke-width="0.01042in" svg:stroke-color="#d9d9d9" svg:stroke-opacity="100%" svg:stroke-linecap="round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none" draw:stroke="solid" svg:stroke-width="0.01042in" svg:stroke-color="#bfbfbf" svg:stroke-opacity="100%" svg:stroke-linecap="round"/>
    </style:style>
    <style:style style:family="paragraph" style:name="a21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solid" draw:fill-color="#90c226" draw:opacity="30%" draw:stroke="none"/>
    </style:style>
    <style:style style:family="graphic" style:name="a141">
      <style:graphic-properties draw:fill="solid" draw:fill-color="#90c226" draw:opacity="20%" draw:stroke="none"/>
    </style:style>
    <style:style style:family="graphic" style:name="a142">
      <style:graphic-properties draw:fill="solid" draw:fill-color="#54a021" draw:opacity="72%" draw:stroke="none"/>
    </style:style>
    <style:style style:family="graphic" style:name="a143">
      <style:graphic-properties draw:fill="solid" draw:fill-color="#3f7819" draw:opacity="70%" draw:stroke="none"/>
    </style:style>
    <style:style style:family="graphic" style:name="a144">
      <style:graphic-properties draw:fill="solid" draw:fill-color="#c0e474" draw:opacity="70%" draw:stroke="non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">
      <style:graphic-properties draw:fill="solid" draw:fill-color="#90c226" draw:opacity="65%" draw:stroke="none"/>
    </style:style>
    <style:style style:family="paragraph" style:name="a222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draw:fill="solid" draw:fill-color="#90c226" draw:opacity="80%" draw:stroke="none"/>
    </style:style>
    <style:style style:family="presentation" style:name="a147">
      <style:graphic-properties draw:fill="none" draw:stroke="non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7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112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115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18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892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3.03133in"/>
      </text:list-level-style-number>
      <text:list-level-style-number text:level="7" style:num-format="">
        <style:list-level-properties text:space-before="3.58247in"/>
      </text:list-level-style-number>
      <text:list-level-style-number text:level="8" style:num-format="">
        <style:list-level-properties text:space-before="4.13363in"/>
      </text:list-level-style-number>
      <text:list-level-style-number text:level="9" style:num-format="">
        <style:list-level-properties text:space-before="4.68477in"/>
      </text:list-level-style-number>
    </text:list-style>
    <text:list-style style:name="a321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97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896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324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300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327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303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306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830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460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833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463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837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466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121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25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331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883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886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89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3.03133in"/>
      </text:list-level-style-number>
      <text:list-level-style-number text:level="7" style:num-format="">
        <style:list-level-properties text:space-before="3.58247in"/>
      </text:list-level-style-number>
      <text:list-level-style-number text:level="8" style:num-format="">
        <style:list-level-properties text:space-before="4.13363in"/>
      </text:list-level-style-number>
      <text:list-level-style-number text:level="9" style:num-format="">
        <style:list-level-properties text:space-before="4.68477in"/>
      </text:list-level-style-number>
    </text:list-style>
    <text:list-style style:name="a318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470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220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7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3.03133in"/>
      </text:list-level-style-number>
      <text:list-level-style-number text:level="7" style:num-format="">
        <style:list-level-properties text:space-before="3.58247in"/>
      </text:list-level-style-number>
      <text:list-level-style-number text:level="8" style:num-format="">
        <style:list-level-properties text:space-before="4.13363in"/>
      </text:list-level-style-number>
      <text:list-level-style-number text:level="9" style:num-format="">
        <style:list-level-properties text:space-before="4.68477in"/>
      </text:list-level-style-number>
    </text:list-style>
    <text:list-style style:name="a226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824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27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16" draw:id="id0">
        <svg:title/>
        <svg:desc/>
        <draw:custom-shape svg:x="-0.01021in" svg:y="4.83794in" svg:width="0.55122in" svg:height="3.43963in" draw:id="id6" draw:style-name="a32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6.1859in" svg:y1="8.26736in" svg:x2="11.03552in" svg:y2="5.03372in" draw:id="id7" draw:style-name="a33" draw:name="Straight Connector 7">
          <svg:title/>
          <svg:desc/>
        </draw:connector>
        <draw:connector draw:type="line" svg:x1="8.49092in" svg:y1="0in" svg:x2="9.96083in" svg:y2="8.26736in" draw:id="id8" draw:style-name="a34" draw:name="Straight Connector 8">
          <svg:title/>
          <svg:desc/>
        </draw:connector>
        <draw:custom-shape svg:x="8.3091in" svg:y="0in" svg:width="2.73611in" svg:height="8.27757in" draw:id="id9" draw:style-name="a35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10" draw:style-name="a36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11" draw:style-name="a37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12" draw:style-name="a38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13" draw:style-name="a39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14" draw:style-name="a40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15" draw:style-name="a41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" presentation:style-name="a4" draw:name="Title Placeholder 1" svg:x="0.73495in" svg:y="0.73488in" svg:width="7.65301in" svg:height="1.5922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3495in" svg:y="2.60461in" svg:width="7.65301in" svg:height="4.678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6.51676in" svg:y="7.2829in" svg:width="0.82481in" svg:height="0.44016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4" svg:x="0.73495in" svg:y="7.2829in" svg:width="5.57361in" svg:height="0.44016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1" draw:name="Slide Number Placeholder 5" svg:x="7.76991in" svg:y="7.2829in" svg:width="0.61805in" svg:height="0.44016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/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16" presentation:style-name="a42" draw:name="Slide Image Placeholder 1">
          <svg:title/>
          <svg:desc/>
        </draw:page-thumbnail>
        <draw:frame draw:id="id17" presentation:style-name="a45" draw:name="Notes Placeholder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8" presentation:style-name="a48" draw:name="Header Placeholder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9" presentation:style-name="a51" draw:name="Date Placeholder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20" presentation:style-name="a54" draw:name="Footer Placeholder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21" presentation:style-name="a57" draw:name="Slide Number Placeholder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9">
      <draw:g draw:name="Group 6" draw:id="id22">
        <svg:title/>
        <svg:desc/>
        <draw:connector draw:type="line" svg:x1="6.1859in" svg:y1="8.26736in" svg:x2="11.03552in" svg:y2="5.03372in" draw:id="id28" draw:style-name="a78" draw:name="Straight Connector 16">
          <svg:title/>
          <svg:desc/>
        </draw:connector>
        <draw:connector draw:type="line" svg:x1="8.49092in" svg:y1="0in" svg:x2="9.96082in" svg:y2="8.26736in" draw:id="id29" draw:style-name="a79" draw:name="Straight Connector 17">
          <svg:title/>
          <svg:desc/>
        </draw:connector>
        <draw:custom-shape svg:x="8.3091in" svg:y="0in" svg:width="2.73611in" svg:height="8.27757in" draw:id="id30" draw:style-name="a80" draw:name="Freeform 18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31" draw:style-name="a81" draw:name="Freeform 19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32" draw:style-name="a82" draw:name="Freeform 20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33" draw:style-name="a83" draw:name="Freeform 21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34" draw:style-name="a84" draw:name="Freeform 22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35" draw:style-name="a85" draw:name="Freeform 23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36" draw:style-name="a86" draw:name="Freeform 24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0.01021in" svg:y="-0.01021in" svg:width="1.04118in" svg:height="6.86906in" draw:id="id37" draw:style-name="a87" draw:name="Freeform 27">
          <svg:title/>
          <svg:desc/>
          <draw:enhanced-geometry xmlns:dr3d="urn:oasis:names:tc:opendocument:xmlns:dr3d:1.0" draw:type="non-primitive" svg:viewBox="0 0 863600 5698067" draw:enhanced-path="M 0 8467 L 863600 0 863600 16934 0 5698067 0 8467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3" presentation:style-name="a63" draw:name="Title 1" svg:x="1.36308in" svg:y="2.89868in" svg:width="7.02488in" svg:height="1.98463in" presentation:class="title" presentation:placeholder="false">
        <draw:text-box>
          <text:p text:style-name="a62" text:class-names="" text:cond-style-name=""><text:span text:style-name="a60" text:class-names="">Click to edit Master title style</text:span><text:span text:style-name="a61" text:class-names=""/></text:p>
        </draw:text-box>
        <svg:title/>
        <svg:desc/>
      </draw:frame>
      <draw:frame draw:id="id24" presentation:style-name="a67" draw:name="Subtitle 2" svg:x="1.36308in" svg:y="4.88331in" svg:width="7.02488in" svg:height="1.32232in" presentation:class="subtitle" presentation:placeholder="false">
        <draw:text-box>
          <text:p text:style-name="a66" text:class-names="" text:cond-style-name=""><text:span text:style-name="a64" text:class-names="">Click to edit Master subtitle style</text:span><text:span text:style-name="a65" text:class-names=""/></text:p>
        </draw:text-box>
        <svg:title/>
        <svg:desc/>
      </draw:frame>
      <draw:frame draw:id="id25" presentation:style-name="a70" draw:name="Date Placeholder 3" svg:x="6.51676in" svg:y="7.2829in" svg:width="0.82481in" svg:height="0.44016in" presentation:class="date-tim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26" presentation:style-name="a73" draw:name="Footer Placeholder 4" svg:x="0.73495in" svg:y="7.2829in" svg:width="5.57361in" svg:height="0.44016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7" presentation:style-name="a77" draw:name="Slide Number Placeholder 5" svg:x="7.76991in" svg:y="7.2829in" svg:width="0.61805in" svg:height="0.44016in" presentation:class="page-number" presentation:placeholder="false">
        <draw:text-box>
          <text:p text:style-name="a76" text:class-names="" text:cond-style-name=""><text:span text:style-name="a74" text:class-names=""><text:page-number style:num-format="1" text:fixed="false"/></text:span><text:span text:style-name="a75" text:class-names=""/></text:p>
        </draw:text-box>
        <svg:title/>
        <svg:desc/>
      </draw:frame>
      <presentation:notes style:page-layout-name="pageLayout2" draw:style-name="a104">
        <draw:page-thumbnail svg:x="1.21063in" svg:y="0.88858in" svg:width="5.84567in" svg:height="4.38425in" presentation:class="page" draw:id="id16" presentation:style-name="a88" draw:name="Slide Image Placeholder 1">
          <svg:title/>
          <svg:desc/>
        </draw:page-thumbnail>
        <draw:frame draw:id="id17" presentation:style-name="a91" draw:name="Notes Placeholder 2" svg:x="0.82677in" svg:y="5.55394in" svg:width="6.61378in" svg:height="5.26142in" presentation:class="notes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8" presentation:style-name="a94" draw:name="Header Placeholder 3" svg:x="0in" svg:y="0in" svg:width="3.5878in" svg:height="0.58425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9" presentation:style-name="a97" draw:name="Date Placeholder 4" svg:x="4.67953in" svg:y="0in" svg:width="3.5878in" svg:height="0.58425in" presentation:class="date-time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20" presentation:style-name="a100" draw:name="Footer Placeholder 5" svg:x="0in" svg:y="11.10827in" svg:width="3.5878in" svg:height="0.58425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21" presentation:style-name="a103" draw:name="Slide Number Placeholder 6" svg:x="4.67953in" svg:y="11.10827in" svg:width="3.5878in" svg:height="0.58425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5">
      <draw:g draw:name="Group 6" draw:id="id38">
        <svg:title/>
        <svg:desc/>
        <draw:custom-shape svg:x="-0.01021in" svg:y="4.83794in" svg:width="0.55122in" svg:height="3.43963in" draw:id="id44" draw:layer="Master1-bg" draw:style-name="a137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6.1859in" svg:y1="8.26736in" svg:x2="11.03552in" svg:y2="5.03372in" draw:id="id45" draw:layer="Master1-bg" draw:style-name="a138" draw:name="Straight Connector 8">
          <svg:title/>
          <svg:desc/>
        </draw:connector>
        <draw:connector draw:type="line" svg:x1="8.49092in" svg:y1="0in" svg:x2="9.96083in" svg:y2="8.26736in" draw:id="id46" draw:layer="Master1-bg" draw:style-name="a139" draw:name="Straight Connector 9">
          <svg:title/>
          <svg:desc/>
        </draw:connector>
        <draw:custom-shape svg:x="8.3091in" svg:y="0in" svg:width="2.73611in" svg:height="8.27757in" draw:id="id47" draw:layer="Master1-bg" draw:style-name="a140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48" draw:layer="Master1-bg" draw:style-name="a141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49" draw:layer="Master1-bg" draw:style-name="a142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50" draw:layer="Master1-bg" draw:style-name="a143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51" draw:layer="Master1-bg" draw:style-name="a144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52" draw:layer="Master1-bg" draw:style-name="a145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53" draw:layer="Master1-bg" draw:style-name="a146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39" presentation:style-name="a109" draw:name="Title 1" svg:x="0.73495in" svg:y="0.73488in" svg:width="7.65301in" svg:height="1.59223in" presentation:class="title" presentation:placeholder="false">
        <draw:text-box>
          <text:p text:style-name="a108" text:class-names="" text:cond-style-name=""><text:span text:style-name="a106" text:class-names="">Click to edit Master title style</text:span><text:span text:style-name="a107" text:class-names=""/></text:p>
        </draw:text-box>
        <svg:title/>
        <svg:desc/>
      </draw:frame>
      <draw:frame draw:id="id40" presentation:style-name="a126" draw:name="Content Placeholder 2" svg:x="0.73495in" svg:y="2.60461in" svg:width="7.65301in" svg:height="4.6783in" presentation:class="object" presentation:placeholder="false">
        <draw:text-box>
          <text:list text:style-name="a112">
            <text:list-item>
              <text:p text:style-name="a111" text:class-names="" text:cond-style-name=""><text:span text:style-name="a110" text:class-names="">Edit Master text styles</text:span></text:p>
            </text:list-item>
          </text:list>
          <text:list text:style-name="a115">
            <text:list-item>
              <text:list text:style-name="a115">
                <text:list-item>
                  <text:p text:style-name="a114" text:class-names="" text:cond-style-name=""><text:span text:style-name="a113" text:class-names="">Second level</text:span></text:p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p text:style-name="a117" text:class-names="" text:cond-style-name=""><text:span text:style-name="a1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p text:style-name="a120" text:class-names="" text:cond-style-name=""><text:span text:style-name="a1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2" text:class-names="">Fifth level</text:span><text:span text:style-name="a1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29" draw:name="Date Placeholder 3" svg:x="6.51676in" svg:y="7.2829in" svg:width="0.82481in" svg:height="0.44016in" presentation:class="date-time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42" presentation:style-name="a132" draw:name="Footer Placeholder 4" svg:x="0.73495in" svg:y="7.2829in" svg:width="5.57361in" svg:height="0.44016in" presentation:class="footer" presentation:placeholder="false">
        <draw:text-box>
          <text:p text:style-name="a131" text:class-names="" text:cond-style-name=""><text:span text:style-name="a130" text:class-names=""/></text:p>
        </draw:text-box>
        <svg:title/>
        <svg:desc/>
      </draw:frame>
      <draw:frame draw:id="id43" presentation:style-name="a136" draw:name="Slide Number Placeholder 5" svg:x="7.76991in" svg:y="7.2829in" svg:width="0.61805in" svg:height="0.44016in" presentation:class="page-number" presentation:placeholder="false">
        <draw:text-box>
          <text:p text:style-name="a135" text:class-names="" text:cond-style-name=""><text:span text:style-name="a133" text:class-names=""><text:page-number style:num-format="1" text:fixed="false"/></text:span><text:span text:style-name="a134" text:class-names=""/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16" presentation:style-name="a147" draw:name="Slide Image Placeholder 1">
          <svg:title/>
          <svg:desc/>
        </draw:page-thumbnail>
        <draw:frame draw:id="id17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8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9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20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21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4">
      <draw:g draw:name="Group 6" draw:id="id54">
        <svg:title/>
        <svg:desc/>
        <draw:custom-shape svg:x="-0.01021in" svg:y="4.83794in" svg:width="0.55122in" svg:height="3.43963in" draw:id="id60" draw:layer="Master1-bg" draw:style-name="a183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6.1859in" svg:y1="8.26736in" svg:x2="11.03552in" svg:y2="5.03372in" draw:id="id61" draw:layer="Master1-bg" draw:style-name="a184" draw:name="Straight Connector 8">
          <svg:title/>
          <svg:desc/>
        </draw:connector>
        <draw:connector draw:type="line" svg:x1="8.49092in" svg:y1="0in" svg:x2="9.96083in" svg:y2="8.26736in" draw:id="id62" draw:layer="Master1-bg" draw:style-name="a185" draw:name="Straight Connector 9">
          <svg:title/>
          <svg:desc/>
        </draw:connector>
        <draw:custom-shape svg:x="8.3091in" svg:y="0in" svg:width="2.73611in" svg:height="8.27757in" draw:id="id63" draw:layer="Master1-bg" draw:style-name="a186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64" draw:layer="Master1-bg" draw:style-name="a187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65" draw:layer="Master1-bg" draw:style-name="a188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66" draw:layer="Master1-bg" draw:style-name="a189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67" draw:layer="Master1-bg" draw:style-name="a190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68" draw:layer="Master1-bg" draw:style-name="a191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69" draw:layer="Master1-bg" draw:style-name="a192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55" presentation:style-name="a168" draw:name="Title 1" svg:x="0.73495in" svg:y="3.25591in" svg:width="7.65301in" svg:height="2.20195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56" presentation:style-name="a172" draw:name="Text Placeholder 2" svg:x="0.73495in" svg:y="5.45787in" svg:width="7.65301in" svg:height="1.03722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 Master text styles</text:span></text:p>
            </text:list-item>
          </text:list>
        </draw:text-box>
        <svg:title/>
        <svg:desc/>
      </draw:frame>
      <draw:frame draw:id="id57" presentation:style-name="a175" draw:name="Date Placeholder 3" svg:x="6.51676in" svg:y="7.2829in" svg:width="0.82481in" svg:height="0.44016in" presentation:class="date-time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58" presentation:style-name="a178" draw:name="Footer Placeholder 4" svg:x="0.73495in" svg:y="7.2829in" svg:width="5.57361in" svg:height="0.44016in" presentation:class="footer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59" presentation:style-name="a182" draw:name="Slide Number Placeholder 5" svg:x="7.76991in" svg:y="7.2829in" svg:width="0.61805in" svg:height="0.44016in" presentation:class="page-number" presentation:placeholder="false">
        <draw:text-box>
          <text:p text:style-name="a181" text:class-names="" text:cond-style-name=""><text:span text:style-name="a179" text:class-names=""><text:page-number style:num-format="1" text:fixed="false"/></text:span><text:span text:style-name="a180" text:class-names=""/></text:p>
        </draw:text-box>
        <svg:title/>
        <svg:desc/>
      </draw:frame>
      <presentation:notes style:page-layout-name="pageLayout2" draw:style-name="a209">
        <draw:page-thumbnail svg:x="1.21063in" svg:y="0.88858in" svg:width="5.84567in" svg:height="4.38425in" presentation:class="page" draw:id="id16" presentation:style-name="a193" draw:name="Slide Image Placeholder 1">
          <svg:title/>
          <svg:desc/>
        </draw:page-thumbnail>
        <draw:frame draw:id="id17" presentation:style-name="a196" draw:name="Notes Placeholder 2" svg:x="0.82677in" svg:y="5.55394in" svg:width="6.61378in" svg:height="5.26142in" presentation:class="notes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8" presentation:style-name="a199" draw:name="Header Placeholder 3" svg:x="0in" svg:y="0in" svg:width="3.5878in" svg:height="0.58425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9" presentation:style-name="a202" draw:name="Date Placeholder 4" svg:x="4.67953in" svg:y="0in" svg:width="3.5878in" svg:height="0.58425in" presentation:class="date-time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20" presentation:style-name="a205" draw:name="Footer Placeholder 5" svg:x="0in" svg:y="11.10827in" svg:width="3.5878in" svg:height="0.58425in" presentation:class="foot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21" presentation:style-name="a208" draw:name="Slide Number Placeholder 6" svg:x="4.67953in" svg:y="11.10827in" svg:width="3.5878in" svg:height="0.58425in" presentation:class="page-number" presentation:placeholder="false">
          <draw:text-box>
            <text:p text:style-name="a207" text:class-names="" text:cond-style-name=""><text:span text:style-name="a2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0">
      <draw:g draw:name="Group 7" draw:id="id70">
        <svg:title/>
        <svg:desc/>
        <draw:custom-shape svg:x="-0.01021in" svg:y="4.83794in" svg:width="0.55122in" svg:height="3.43963in" draw:id="id77" draw:layer="Master1-bg" draw:style-name="a259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6.1859in" svg:y1="8.26736in" svg:x2="11.03552in" svg:y2="5.03372in" draw:id="id78" draw:layer="Master1-bg" draw:style-name="a260" draw:name="Straight Connector 9">
          <svg:title/>
          <svg:desc/>
        </draw:connector>
        <draw:connector draw:type="line" svg:x1="8.49092in" svg:y1="0in" svg:x2="9.96083in" svg:y2="8.26736in" draw:id="id79" draw:layer="Master1-bg" draw:style-name="a261" draw:name="Straight Connector 10">
          <svg:title/>
          <svg:desc/>
        </draw:connector>
        <draw:custom-shape svg:x="8.3091in" svg:y="0in" svg:width="2.73611in" svg:height="8.27757in" draw:id="id80" draw:layer="Master1-bg" draw:style-name="a262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81" draw:layer="Master1-bg" draw:style-name="a263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82" draw:layer="Master1-bg" draw:style-name="a264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83" draw:layer="Master1-bg" draw:style-name="a265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84" draw:layer="Master1-bg" draw:style-name="a266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85" draw:layer="Master1-bg" draw:style-name="a267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86" draw:layer="Master1-bg" draw:style-name="a268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71" presentation:style-name="a214" draw:name="Title 1" svg:x="0.73495in" svg:y="0.73488in" svg:width="7.65301in" svg:height="1.59223in" presentation:class="title" presentation:placeholder="false">
        <draw:text-box>
          <text:p text:style-name="a213" text:class-names="" text:cond-style-name=""><text:span text:style-name="a211" text:class-names="">Click to edit Master title style</text:span><text:span text:style-name="a212" text:class-names=""/></text:p>
        </draw:text-box>
        <svg:title/>
        <svg:desc/>
      </draw:frame>
      <draw:frame draw:id="id72" presentation:style-name="a231" draw:name="Content Placeholder 2" svg:x="0.73495in" svg:y="2.6046in" svg:width="3.72313in" svg:height="4.67829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list text:style-name="a230">
                            <text:list-item>
                              <text:p text:style-name="a229" text:class-names="" text:cond-style-name=""><text:span text:style-name="a227" text:class-names="">Fifth level</text:span><text:span text:style-name="a2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248" draw:name="Content Placeholder 3" svg:x="4.66484in" svg:y="2.60461in" svg:width="3.72313in" svg:height="4.6783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Edit Master text styles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 le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Fifth level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251" draw:name="Date Placeholder 4" svg:x="6.51676in" svg:y="7.2829in" svg:width="0.82481in" svg:height="0.44016in" presentation:class="date-time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5" presentation:style-name="a254" draw:name="Footer Placeholder 5" svg:x="0.73495in" svg:y="7.2829in" svg:width="5.57361in" svg:height="0.44016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76" presentation:style-name="a258" draw:name="Slide Number Placeholder 6" svg:x="7.76991in" svg:y="7.2829in" svg:width="0.61805in" svg:height="0.44016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16" presentation:style-name="a269" draw:name="Slide Image Placeholder 1">
          <svg:title/>
          <svg:desc/>
        </draw:page-thumbnail>
        <draw:frame draw:id="id17" presentation:style-name="a272" draw:name="Notes Placeholder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18" presentation:style-name="a275" draw:name="Header Placeholder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19" presentation:style-name="a278" draw:name="Date Placeholder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20" presentation:style-name="a281" draw:name="Footer Placeholder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21" presentation:style-name="a284" draw:name="Slide Number Placeholder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86">
      <draw:g draw:name="Group 9" draw:id="id87">
        <svg:title/>
        <svg:desc/>
        <draw:custom-shape svg:x="-0.01021in" svg:y="4.83794in" svg:width="0.55122in" svg:height="3.43963in" draw:id="id96" draw:layer="Master1-bg" draw:style-name="a343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6.1859in" svg:y1="8.26736in" svg:x2="11.03552in" svg:y2="5.03372in" draw:id="id97" draw:layer="Master1-bg" draw:style-name="a344" draw:name="Straight Connector 11">
          <svg:title/>
          <svg:desc/>
        </draw:connector>
        <draw:connector draw:type="line" svg:x1="8.49092in" svg:y1="0in" svg:x2="9.96083in" svg:y2="8.26736in" draw:id="id98" draw:layer="Master1-bg" draw:style-name="a345" draw:name="Straight Connector 12">
          <svg:title/>
          <svg:desc/>
        </draw:connector>
        <draw:custom-shape svg:x="8.3091in" svg:y="0in" svg:width="2.73611in" svg:height="8.27757in" draw:id="id99" draw:layer="Master1-bg" draw:style-name="a346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100" draw:layer="Master1-bg" draw:style-name="a347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101" draw:layer="Master1-bg" draw:style-name="a348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102" draw:layer="Master1-bg" draw:style-name="a349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103" draw:layer="Master1-bg" draw:style-name="a350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104" draw:layer="Master1-bg" draw:style-name="a351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105" draw:layer="Master1-bg" draw:style-name="a352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88" presentation:style-name="a290" draw:name="Title 1" svg:x="0.73495in" svg:y="0.73488in" svg:width="7.65301in" svg:height="1.59223in" presentation:class="title" presentation:placeholder="false">
        <draw:text-box>
          <text:p text:style-name="a289" text:class-names="" text:cond-style-name=""><text:span text:style-name="a287" text:class-names="">Click to edit Master title style</text:span><text:span text:style-name="a288" text:class-names=""/></text:p>
        </draw:text-box>
        <svg:title/>
        <svg:desc/>
      </draw:frame>
      <draw:frame draw:id="id89" presentation:style-name="a294" draw:name="Text Placeholder 2" svg:x="0.73495in" svg:y="2.60508in" svg:width="3.72622in" svg:height="0.69469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Edit Master text styles</text:span></text:p>
            </text:list-item>
          </text:list>
        </draw:text-box>
        <svg:title/>
        <svg:desc/>
      </draw:frame>
      <draw:frame draw:id="id90" presentation:style-name="a311" draw:name="Content Placeholder 3" svg:x="0.73495in" svg:y="3.29977in" svg:width="3.72622in" svg:height="3.98313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7" text:class-names="">Fifth level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15" draw:name="Text Placeholder 4" svg:x="4.66175in" svg:y="2.60508in" svg:width="3.72622in" svg:height="0.69469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Edit Master text styles</text:span></text:p>
            </text:list-item>
          </text:list>
        </draw:text-box>
        <svg:title/>
        <svg:desc/>
      </draw:frame>
      <draw:frame draw:id="id92" presentation:style-name="a332" draw:name="Content Placeholder 5" svg:x="4.66175in" svg:y="3.29977in" svg:width="3.72622in" svg:height="3.98313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Second level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hird level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Fifth level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335" draw:name="Date Placeholder 6" svg:x="6.51676in" svg:y="7.2829in" svg:width="0.82481in" svg:height="0.44016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94" presentation:style-name="a338" draw:name="Footer Placeholder 7" svg:x="0.73495in" svg:y="7.2829in" svg:width="5.57361in" svg:height="0.44016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95" presentation:style-name="a342" draw:name="Slide Number Placeholder 8" svg:x="7.76991in" svg:y="7.2829in" svg:width="0.61805in" svg:height="0.44016in" presentation:class="page-number" presentation:placeholder="false">
        <draw:text-box>
          <text:p text:style-name="a341" text:class-names="" text:cond-style-name=""><text:span text:style-name="a339" text:class-names=""><text:page-number style:num-format="1" text:fixed="false"/></text:span><text:span text:style-name="a340" text:class-names=""/></text:p>
        </draw:text-box>
        <svg:title/>
        <svg:desc/>
      </draw:frame>
      <presentation:notes style:page-layout-name="pageLayout2" draw:style-name="a369">
        <draw:page-thumbnail svg:x="1.21063in" svg:y="0.88858in" svg:width="5.84567in" svg:height="4.38425in" presentation:class="page" draw:id="id16" presentation:style-name="a353" draw:name="Slide Image Placeholder 1">
          <svg:title/>
          <svg:desc/>
        </draw:page-thumbnail>
        <draw:frame draw:id="id17" presentation:style-name="a356" draw:name="Notes Placeholder 2" svg:x="0.82677in" svg:y="5.55394in" svg:width="6.61378in" svg:height="5.26142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8" presentation:style-name="a359" draw:name="Header Placeholder 3" svg:x="0in" svg:y="0in" svg:width="3.5878in" svg:height="0.58425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9" presentation:style-name="a362" draw:name="Date Placeholder 4" svg:x="4.67953in" svg:y="0in" svg:width="3.5878in" svg:height="0.58425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20" presentation:style-name="a365" draw:name="Footer Placeholder 5" svg:x="0in" svg:y="11.10827in" svg:width="3.5878in" svg:height="0.58425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21" presentation:style-name="a368" draw:name="Slide Number Placeholder 6" svg:x="4.67953in" svg:y="11.10827in" svg:width="3.5878in" svg:height="0.58425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0">
      <draw:g draw:name="Group 5" draw:id="id106">
        <svg:title/>
        <svg:desc/>
        <draw:custom-shape svg:x="-0.01021in" svg:y="4.83794in" svg:width="0.55122in" svg:height="3.43963in" draw:id="id111" draw:layer="Master1-bg" draw:style-name="a385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6.1859in" svg:y1="8.26736in" svg:x2="11.03552in" svg:y2="5.03372in" draw:id="id112" draw:layer="Master1-bg" draw:style-name="a386" draw:name="Straight Connector 7">
          <svg:title/>
          <svg:desc/>
        </draw:connector>
        <draw:connector draw:type="line" svg:x1="8.49092in" svg:y1="0in" svg:x2="9.96083in" svg:y2="8.26736in" draw:id="id113" draw:layer="Master1-bg" draw:style-name="a387" draw:name="Straight Connector 8">
          <svg:title/>
          <svg:desc/>
        </draw:connector>
        <draw:custom-shape svg:x="8.3091in" svg:y="0in" svg:width="2.73611in" svg:height="8.27757in" draw:id="id114" draw:layer="Master1-bg" draw:style-name="a388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115" draw:layer="Master1-bg" draw:style-name="a389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116" draw:layer="Master1-bg" draw:style-name="a390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117" draw:layer="Master1-bg" draw:style-name="a391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118" draw:layer="Master1-bg" draw:style-name="a392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119" draw:layer="Master1-bg" draw:style-name="a393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120" draw:layer="Master1-bg" draw:style-name="a394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07" presentation:style-name="a374" draw:name="Title 1" svg:x="0.73495in" svg:y="0.73488in" svg:width="7.65301in" svg:height="1.59223in" presentation:class="title" presentation:placeholder="false">
        <draw:text-box>
          <text:p text:style-name="a373" text:class-names="" text:cond-style-name=""><text:span text:style-name="a371" text:class-names="">Click to edit Master title style</text:span><text:span text:style-name="a372" text:class-names=""/></text:p>
        </draw:text-box>
        <svg:title/>
        <svg:desc/>
      </draw:frame>
      <draw:frame draw:id="id108" presentation:style-name="a377" draw:name="Date Placeholder 2" svg:x="6.51676in" svg:y="7.2829in" svg:width="0.82481in" svg:height="0.44016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109" presentation:style-name="a380" draw:name="Footer Placeholder 3" svg:x="0.73495in" svg:y="7.2829in" svg:width="5.57361in" svg:height="0.44016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110" presentation:style-name="a384" draw:name="Slide Number Placeholder 4" svg:x="7.76991in" svg:y="7.2829in" svg:width="0.61805in" svg:height="0.44016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1">
        <draw:page-thumbnail svg:x="1.21063in" svg:y="0.88858in" svg:width="5.84567in" svg:height="4.38425in" presentation:class="page" draw:id="id16" presentation:style-name="a395" draw:name="Slide Image Placeholder 1">
          <svg:title/>
          <svg:desc/>
        </draw:page-thumbnail>
        <draw:frame draw:id="id17" presentation:style-name="a398" draw:name="Notes Placeholder 2" svg:x="0.82677in" svg:y="5.55394in" svg:width="6.61378in" svg:height="5.26142in" presentation:class="notes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8" presentation:style-name="a401" draw:name="Header Placeholder 3" svg:x="0in" svg:y="0in" svg:width="3.5878in" svg:height="0.58425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9" presentation:style-name="a404" draw:name="Date Placeholder 4" svg:x="4.67953in" svg:y="0in" svg:width="3.5878in" svg:height="0.58425in" presentation:class="date-time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20" presentation:style-name="a407" draw:name="Footer Placeholder 5" svg:x="0in" svg:y="11.10827in" svg:width="3.5878in" svg:height="0.58425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21" presentation:style-name="a410" draw:name="Slide Number Placeholder 6" svg:x="4.67953in" svg:y="11.10827in" svg:width="3.5878in" svg:height="0.58425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2">
      <draw:g draw:name="Group 4" draw:id="id121">
        <svg:title/>
        <svg:desc/>
        <draw:custom-shape svg:x="-0.01021in" svg:y="4.83794in" svg:width="0.55122in" svg:height="3.43963in" draw:id="id125" draw:layer="Master1-bg" draw:style-name="a423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6.1859in" svg:y1="8.26736in" svg:x2="11.03552in" svg:y2="5.03372in" draw:id="id126" draw:layer="Master1-bg" draw:style-name="a424" draw:name="Straight Connector 6">
          <svg:title/>
          <svg:desc/>
        </draw:connector>
        <draw:connector draw:type="line" svg:x1="8.49092in" svg:y1="0in" svg:x2="9.96083in" svg:y2="8.26736in" draw:id="id127" draw:layer="Master1-bg" draw:style-name="a425" draw:name="Straight Connector 7">
          <svg:title/>
          <svg:desc/>
        </draw:connector>
        <draw:custom-shape svg:x="8.3091in" svg:y="0in" svg:width="2.73611in" svg:height="8.27757in" draw:id="id128" draw:layer="Master1-bg" draw:style-name="a426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129" draw:layer="Master1-bg" draw:style-name="a427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130" draw:layer="Master1-bg" draw:style-name="a428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131" draw:layer="Master1-bg" draw:style-name="a429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132" draw:layer="Master1-bg" draw:style-name="a430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133" draw:layer="Master1-bg" draw:style-name="a431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134" draw:layer="Master1-bg" draw:style-name="a432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22" presentation:style-name="a415" draw:name="Date Placeholder 1" svg:x="6.51676in" svg:y="7.2829in" svg:width="0.82481in" svg:height="0.44016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123" presentation:style-name="a418" draw:name="Footer Placeholder 2" svg:x="0.73495in" svg:y="7.2829in" svg:width="5.57361in" svg:height="0.44016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124" presentation:style-name="a422" draw:name="Slide Number Placeholder 3" svg:x="7.76991in" svg:y="7.2829in" svg:width="0.61805in" svg:height="0.44016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</draw:text-box>
        <svg:title/>
        <svg:desc/>
      </draw:frame>
      <presentation:notes style:page-layout-name="pageLayout2" draw:style-name="a449">
        <draw:page-thumbnail svg:x="1.21063in" svg:y="0.88858in" svg:width="5.84567in" svg:height="4.38425in" presentation:class="page" draw:id="id16" presentation:style-name="a433" draw:name="Slide Image Placeholder 1">
          <svg:title/>
          <svg:desc/>
        </draw:page-thumbnail>
        <draw:frame draw:id="id17" presentation:style-name="a436" draw:name="Notes Placeholder 2" svg:x="0.82677in" svg:y="5.55394in" svg:width="6.61378in" svg:height="5.26142in" presentation:class="notes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8" presentation:style-name="a439" draw:name="Header Placeholder 3" svg:x="0in" svg:y="0in" svg:width="3.5878in" svg:height="0.58425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9" presentation:style-name="a442" draw:name="Date Placeholder 4" svg:x="4.67953in" svg:y="0in" svg:width="3.5878in" svg:height="0.58425in" presentation:class="date-time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20" presentation:style-name="a445" draw:name="Footer Placeholder 5" svg:x="0in" svg:y="11.10827in" svg:width="3.5878in" svg:height="0.5842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21" presentation:style-name="a448" draw:name="Slide Number Placeholder 6" svg:x="4.67953in" svg:y="11.10827in" svg:width="3.5878in" svg:height="0.5842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0">
      <draw:g draw:name="Group 7" draw:id="id135">
        <svg:title/>
        <svg:desc/>
        <draw:custom-shape svg:x="-0.01021in" svg:y="4.83794in" svg:width="0.55122in" svg:height="3.43963in" draw:id="id142" draw:layer="Master1-bg" draw:style-name="a486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6.1859in" svg:y1="8.26736in" svg:x2="11.03552in" svg:y2="5.03372in" draw:id="id143" draw:layer="Master1-bg" draw:style-name="a487" draw:name="Straight Connector 9">
          <svg:title/>
          <svg:desc/>
        </draw:connector>
        <draw:connector draw:type="line" svg:x1="8.49092in" svg:y1="0in" svg:x2="9.96083in" svg:y2="8.26736in" draw:id="id144" draw:layer="Master1-bg" draw:style-name="a488" draw:name="Straight Connector 10">
          <svg:title/>
          <svg:desc/>
        </draw:connector>
        <draw:custom-shape svg:x="8.3091in" svg:y="0in" svg:width="2.73611in" svg:height="8.27757in" draw:id="id145" draw:layer="Master1-bg" draw:style-name="a489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146" draw:layer="Master1-bg" draw:style-name="a490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147" draw:layer="Master1-bg" draw:style-name="a491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148" draw:layer="Master1-bg" draw:style-name="a492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149" draw:layer="Master1-bg" draw:style-name="a493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150" draw:layer="Master1-bg" draw:style-name="a494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151" draw:layer="Master1-bg" draw:style-name="a495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36" presentation:style-name="a454" draw:name="Title 1" svg:x="0.73495in" svg:y="1.80658in" svg:width="3.36393in" svg:height="1.5412in" presentation:class="title" presentation:placeholder="false">
        <draw:text-box>
          <text:p text:style-name="a453" text:class-names="" text:cond-style-name=""><text:span text:style-name="a451" text:class-names="">Click to edit Master title style</text:span><text:span text:style-name="a452" text:class-names=""/></text:p>
        </draw:text-box>
        <svg:title/>
        <svg:desc/>
      </draw:frame>
      <draw:frame draw:id="id137" presentation:style-name="a471" draw:name="Content Placeholder 2" svg:x="4.30565in" svg:y="0.62075in" svg:width="4.08232in" svg:height="6.66215in" presentation:class="object" presentation:placeholder="false">
        <draw:text-box>
          <text:list text:style-name="a457">
            <text:list-item>
              <text:p text:style-name="a456" text:class-names="" text:cond-style-name=""><text:span text:style-name="a455" text:class-names="">Edit Master text styles</text:span></text:p>
            </text:list-item>
          </text:list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Second level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Third level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list text:style-name="a470">
                            <text:list-item>
                              <text:p text:style-name="a469" text:class-names="" text:cond-style-name=""><text:span text:style-name="a467" text:class-names="">Fifth level</text:span><text:span text:style-name="a4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475" draw:name="Text Placeholder 3" svg:x="0.73495in" svg:y="3.34777in" svg:width="3.36393in" svg:height="3.11557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Edit Master text styles</text:span></text:p>
            </text:list-item>
          </text:list>
        </draw:text-box>
        <svg:title/>
        <svg:desc/>
      </draw:frame>
      <draw:frame draw:id="id139" presentation:style-name="a478" draw:name="Date Placeholder 4" svg:x="6.51676in" svg:y="7.2829in" svg:width="0.82481in" svg:height="0.44016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140" presentation:style-name="a481" draw:name="Footer Placeholder 5" svg:x="0.73495in" svg:y="7.2829in" svg:width="5.57361in" svg:height="0.44016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141" presentation:style-name="a485" draw:name="Slide Number Placeholder 6" svg:x="7.76991in" svg:y="7.2829in" svg:width="0.61805in" svg:height="0.44016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12">
        <draw:page-thumbnail svg:x="1.21063in" svg:y="0.88858in" svg:width="5.84567in" svg:height="4.38425in" presentation:class="page" draw:id="id16" presentation:style-name="a496" draw:name="Slide Image Placeholder 1">
          <svg:title/>
          <svg:desc/>
        </draw:page-thumbnail>
        <draw:frame draw:id="id17" presentation:style-name="a499" draw:name="Notes Placeholder 2" svg:x="0.82677in" svg:y="5.55394in" svg:width="6.61378in" svg:height="5.26142in" presentation:class="notes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8" presentation:style-name="a502" draw:name="Header Placeholder 3" svg:x="0in" svg:y="0in" svg:width="3.5878in" svg:height="0.58425in" presentation:class="head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9" presentation:style-name="a505" draw:name="Date Placeholder 4" svg:x="4.67953in" svg:y="0in" svg:width="3.5878in" svg:height="0.58425in" presentation:class="date-time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20" presentation:style-name="a508" draw:name="Footer Placeholder 5" svg:x="0in" svg:y="11.10827in" svg:width="3.5878in" svg:height="0.5842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21" presentation:style-name="a511" draw:name="Slide Number Placeholder 6" svg:x="4.67953in" svg:y="11.10827in" svg:width="3.5878in" svg:height="0.58425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13">
      <draw:g draw:name="Group 7" draw:id="id152">
        <svg:title/>
        <svg:desc/>
        <draw:custom-shape svg:x="-0.01021in" svg:y="4.83794in" svg:width="0.55122in" svg:height="3.43963in" draw:id="id159" draw:layer="Master1-bg" draw:style-name="a536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6.1859in" svg:y1="8.26736in" svg:x2="11.03552in" svg:y2="5.03372in" draw:id="id160" draw:layer="Master1-bg" draw:style-name="a537" draw:name="Straight Connector 9">
          <svg:title/>
          <svg:desc/>
        </draw:connector>
        <draw:connector draw:type="line" svg:x1="8.49092in" svg:y1="0in" svg:x2="9.96083in" svg:y2="8.26736in" draw:id="id161" draw:layer="Master1-bg" draw:style-name="a538" draw:name="Straight Connector 10">
          <svg:title/>
          <svg:desc/>
        </draw:connector>
        <draw:custom-shape svg:x="8.3091in" svg:y="0in" svg:width="2.73611in" svg:height="8.27757in" draw:id="id162" draw:layer="Master1-bg" draw:style-name="a539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163" draw:layer="Master1-bg" draw:style-name="a540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164" draw:layer="Master1-bg" draw:style-name="a541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165" draw:layer="Master1-bg" draw:style-name="a542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166" draw:layer="Master1-bg" draw:style-name="a543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167" draw:layer="Master1-bg" draw:style-name="a544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168" draw:layer="Master1-bg" draw:style-name="a545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53" presentation:style-name="a517" draw:name="Title 1" svg:x="0.73495in" svg:y="5.78715in" svg:width="7.65301in" svg:height="0.68321in" presentation:class="title" presentation:placeholder="false">
        <draw:text-box>
          <text:p text:style-name="a516" text:class-names="" text:cond-style-name=""><text:span text:style-name="a514" text:class-names="">Click to edit Master title style</text:span><text:span text:style-name="a515" text:class-names=""/></text:p>
        </draw:text-box>
        <svg:title/>
        <svg:desc/>
      </draw:frame>
      <draw:frame draw:id="id154" presentation:style-name="a521" draw:name="Picture Placeholder 2" svg:x="0.73495in" svg:y="0.73488in" svg:width="7.65301in" svg:height="4.63604in" presentation:class="graphic" presentation:placeholder="false">
        <draw:text-box>
          <text:p text:style-name="a520" text:class-names="" text:cond-style-name=""><text:span text:style-name="a518" text:class-names="">Click icon to add picture</text:span><text:span text:style-name="a519" text:class-names=""/></text:p>
        </draw:text-box>
        <svg:title/>
        <svg:desc/>
      </draw:frame>
      <draw:frame draw:id="id155" presentation:style-name="a525" draw:name="Text Placeholder 3" svg:x="0.73495in" svg:y="6.47036in" svg:width="7.65301in" svg:height="0.81254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it Master text styles</text:span></text:p>
            </text:list-item>
          </text:list>
        </draw:text-box>
        <svg:title/>
        <svg:desc/>
      </draw:frame>
      <draw:frame draw:id="id156" presentation:style-name="a528" draw:name="Date Placeholder 4" svg:x="6.51676in" svg:y="7.2829in" svg:width="0.82481in" svg:height="0.44016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157" presentation:style-name="a531" draw:name="Footer Placeholder 5" svg:x="0.73495in" svg:y="7.2829in" svg:width="5.57361in" svg:height="0.44016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158" presentation:style-name="a535" draw:name="Slide Number Placeholder 6" svg:x="7.76991in" svg:y="7.2829in" svg:width="0.61805in" svg:height="0.44016in" presentation:class="page-number" presentation:placeholder="false">
        <draw:text-box>
          <text:p text:style-name="a534" text:class-names="" text:cond-style-name=""><text:span text:style-name="a532" text:class-names=""><text:page-number style:num-format="1" text:fixed="false"/></text:span><text:span text:style-name="a533" text:class-names=""/></text:p>
        </draw:text-box>
        <svg:title/>
        <svg:desc/>
      </draw:frame>
      <presentation:notes style:page-layout-name="pageLayout2" draw:style-name="a562">
        <draw:page-thumbnail svg:x="1.21063in" svg:y="0.88858in" svg:width="5.84567in" svg:height="4.38425in" presentation:class="page" draw:id="id16" presentation:style-name="a546" draw:name="Slide Image Placeholder 1">
          <svg:title/>
          <svg:desc/>
        </draw:page-thumbnail>
        <draw:frame draw:id="id17" presentation:style-name="a549" draw:name="Notes Placeholder 2" svg:x="0.82677in" svg:y="5.55394in" svg:width="6.61378in" svg:height="5.26142in" presentation:class="notes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18" presentation:style-name="a552" draw:name="Header Placeholder 3" svg:x="0in" svg:y="0in" svg:width="3.5878in" svg:height="0.58425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19" presentation:style-name="a555" draw:name="Date Placeholder 4" svg:x="4.67953in" svg:y="0in" svg:width="3.5878in" svg:height="0.58425in" presentation:class="date-time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20" presentation:style-name="a558" draw:name="Footer Placeholder 5" svg:x="0in" svg:y="11.10827in" svg:width="3.5878in" svg:height="0.58425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21" presentation:style-name="a561" draw:name="Slide Number Placeholder 6" svg:x="4.67953in" svg:y="11.10827in" svg:width="3.5878in" svg:height="0.58425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le-and-Caption" style:page-layout-name="pageLayout1" draw:style-name="a563">
      <draw:g draw:name="Group 6" draw:id="id169">
        <svg:title/>
        <svg:desc/>
        <draw:custom-shape svg:x="-0.01021in" svg:y="4.83794in" svg:width="0.55122in" svg:height="3.43963in" draw:id="id175" draw:layer="Master1-bg" draw:style-name="a582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6.1859in" svg:y1="8.26736in" svg:x2="11.03552in" svg:y2="5.03372in" draw:id="id176" draw:layer="Master1-bg" draw:style-name="a583" draw:name="Straight Connector 8">
          <svg:title/>
          <svg:desc/>
        </draw:connector>
        <draw:connector draw:type="line" svg:x1="8.49092in" svg:y1="0in" svg:x2="9.96083in" svg:y2="8.26736in" draw:id="id177" draw:layer="Master1-bg" draw:style-name="a584" draw:name="Straight Connector 9">
          <svg:title/>
          <svg:desc/>
        </draw:connector>
        <draw:custom-shape svg:x="8.3091in" svg:y="0in" svg:width="2.73611in" svg:height="8.27757in" draw:id="id178" draw:layer="Master1-bg" draw:style-name="a585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179" draw:layer="Master1-bg" draw:style-name="a586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180" draw:layer="Master1-bg" draw:style-name="a587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181" draw:layer="Master1-bg" draw:style-name="a588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182" draw:layer="Master1-bg" draw:style-name="a589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183" draw:layer="Master1-bg" draw:style-name="a590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184" draw:layer="Master1-bg" draw:style-name="a591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70" presentation:style-name="a567" draw:name="Title 1" svg:x="0.73495in" svg:y="0.73488in" svg:width="7.65301in" svg:height="4.10306in" presentation:class="title" presentation:placeholder="false">
        <draw:text-box>
          <text:p text:style-name="a566" text:class-names="" text:cond-style-name=""><text:span text:style-name="a564" text:class-names="">Click to edit Master title style</text:span><text:span text:style-name="a565" text:class-names=""/></text:p>
        </draw:text-box>
        <svg:title/>
        <svg:desc/>
      </draw:frame>
      <draw:frame draw:id="id171" presentation:style-name="a571" draw:name="Text Placeholder 2" svg:x="0.73495in" svg:y="5.38909in" svg:width="7.65301in" svg:height="1.8938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Edit Master text styles</text:span></text:p>
            </text:list-item>
          </text:list>
        </draw:text-box>
        <svg:title/>
        <svg:desc/>
      </draw:frame>
      <draw:frame draw:id="id172" presentation:style-name="a574" draw:name="Date Placeholder 3" svg:x="6.51676in" svg:y="7.2829in" svg:width="0.82481in" svg:height="0.44016in" presentation:class="date-time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173" presentation:style-name="a577" draw:name="Footer Placeholder 4" svg:x="0.73495in" svg:y="7.2829in" svg:width="5.57361in" svg:height="0.44016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174" presentation:style-name="a581" draw:name="Slide Number Placeholder 5" svg:x="7.76991in" svg:y="7.2829in" svg:width="0.61805in" svg:height="0.44016in" presentation:class="page-number" presentation:placeholder="false">
        <draw:text-box>
          <text:p text:style-name="a580" text:class-names="" text:cond-style-name=""><text:span text:style-name="a578" text:class-names=""><text:page-number style:num-format="1" text:fixed="false"/></text:span><text:span text:style-name="a579" text:class-names=""/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16" presentation:style-name="a592" draw:name="Slide Image Placeholder 1">
          <svg:title/>
          <svg:desc/>
        </draw:page-thumbnail>
        <draw:frame draw:id="id17" presentation:style-name="a595" draw:name="Notes Placeholder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8" presentation:style-name="a598" draw:name="Header Placeholder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19" presentation:style-name="a601" draw:name="Date Placeholder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20" presentation:style-name="a604" draw:name="Footer Placeholder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21" presentation:style-name="a607" draw:name="Slide Number Placeholder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Quote-with-Caption" style:page-layout-name="pageLayout1" draw:style-name="a609">
      <draw:g draw:name="Group 9" draw:id="id185">
        <svg:title/>
        <svg:desc/>
        <draw:custom-shape svg:x="-0.01021in" svg:y="4.83794in" svg:width="0.55122in" svg:height="3.43963in" draw:id="id194" draw:layer="Master1-bg" draw:style-name="a638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6.1859in" svg:y1="8.26736in" svg:x2="11.03552in" svg:y2="5.03372in" draw:id="id195" draw:layer="Master1-bg" draw:style-name="a639" draw:name="Straight Connector 11">
          <svg:title/>
          <svg:desc/>
        </draw:connector>
        <draw:connector draw:type="line" svg:x1="8.49092in" svg:y1="0in" svg:x2="9.96083in" svg:y2="8.26736in" draw:id="id196" draw:layer="Master1-bg" draw:style-name="a640" draw:name="Straight Connector 12">
          <svg:title/>
          <svg:desc/>
        </draw:connector>
        <draw:custom-shape svg:x="8.3091in" svg:y="0in" svg:width="2.73611in" svg:height="8.27757in" draw:id="id197" draw:layer="Master1-bg" draw:style-name="a641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198" draw:layer="Master1-bg" draw:style-name="a642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199" draw:layer="Master1-bg" draw:style-name="a643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200" draw:layer="Master1-bg" draw:style-name="a644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201" draw:layer="Master1-bg" draw:style-name="a645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202" draw:layer="Master1-bg" draw:style-name="a646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203" draw:layer="Master1-bg" draw:style-name="a647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86" presentation:style-name="a613" draw:name="Title 1" svg:x="0.93423in" svg:y="0.73488in" svg:width="7.32082in" svg:height="3.64376in" presentation:class="title" presentation:placeholder="false">
        <draw:text-box>
          <text:p text:style-name="a612" text:class-names="" text:cond-style-name=""><text:span text:style-name="a610" text:class-names="">Click to edit Master title style</text:span><text:span text:style-name="a611" text:class-names=""/></text:p>
        </draw:text-box>
        <svg:title/>
        <svg:desc/>
      </draw:frame>
      <draw:frame draw:id="id187" presentation:style-name="a617" draw:name="Text Placeholder 9" svg:x="1.32749in" svg:y="4.37864in" svg:width="6.53429in" svg:height="0.4593in" presentation:class="outline" presentation:placeholder="false">
        <draw:text-box>
          <text:list text:style-name="a616">
            <text:list-item>
              <text:p text:style-name="a615" text:class-names="" text:cond-style-name=""><text:span text:style-name="a614" text:class-names="">Edit Master text styles</text:span></text:p>
            </text:list-item>
          </text:list>
        </draw:text-box>
        <svg:title/>
        <svg:desc/>
      </draw:frame>
      <draw:frame draw:id="id188" presentation:style-name="a621" draw:name="Text Placeholder 2" svg:x="0.73495in" svg:y="5.38909in" svg:width="7.65301in" svg:height="1.8938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Edit Master text styles</text:span></text:p>
            </text:list-item>
          </text:list>
        </draw:text-box>
        <svg:title/>
        <svg:desc/>
      </draw:frame>
      <draw:frame draw:id="id189" presentation:style-name="a624" draw:name="Date Placeholder 3" svg:x="6.51676in" svg:y="7.2829in" svg:width="0.82481in" svg:height="0.44016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190" presentation:style-name="a627" draw:name="Footer Placeholder 4" svg:x="0.73495in" svg:y="7.2829in" svg:width="5.57361in" svg:height="0.44016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91" presentation:style-name="a631" draw:name="Slide Number Placeholder 5" svg:x="7.76991in" svg:y="7.2829in" svg:width="0.61805in" svg:height="0.44016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draw:frame draw:id="id192" draw:style-name="a634" draw:name="TextBox 23" svg:x="0.58197in" svg:y="0.95281in" svg:width="0.55136in" svg:height="0.70495in">
        <draw:text-box>
          <text:p text:style-name="a633" text:class-names="" text:cond-style-name=""><text:span text:style-name="a632" text:class-names="">“</text:span></text:p>
        </draw:text-box>
        <svg:title/>
        <svg:desc/>
      </draw:frame>
      <draw:frame draw:id="id193" draw:style-name="a637" draw:name="TextBox 24" svg:x="8.13525in" svg:y="3.47976in" svg:width="0.55136in" svg:height="0.70495in">
        <draw:text-box>
          <text:p text:style-name="a636" text:class-names="" text:cond-style-name=""><text:span text:style-name="a635" text:class-names="">”</text:span></text:p>
        </draw:text-box>
        <svg:title/>
        <svg:desc/>
      </draw:frame>
      <presentation:notes style:page-layout-name="pageLayout2" draw:style-name="a664">
        <draw:page-thumbnail svg:x="1.21063in" svg:y="0.88858in" svg:width="5.84567in" svg:height="4.38425in" presentation:class="page" draw:id="id16" presentation:style-name="a648" draw:name="Slide Image Placeholder 1">
          <svg:title/>
          <svg:desc/>
        </draw:page-thumbnail>
        <draw:frame draw:id="id17" presentation:style-name="a651" draw:name="Notes Placeholder 2" svg:x="0.82677in" svg:y="5.55394in" svg:width="6.61378in" svg:height="5.26142in" presentation:class="notes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8" presentation:style-name="a654" draw:name="Header Placeholder 3" svg:x="0in" svg:y="0in" svg:width="3.5878in" svg:height="0.58425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9" presentation:style-name="a657" draw:name="Date Placeholder 4" svg:x="4.67953in" svg:y="0in" svg:width="3.5878in" svg:height="0.58425in" presentation:class="date-time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20" presentation:style-name="a660" draw:name="Footer Placeholder 5" svg:x="0in" svg:y="11.10827in" svg:width="3.5878in" svg:height="0.58425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21" presentation:style-name="a663" draw:name="Slide Number Placeholder 6" svg:x="4.67953in" svg:y="11.10827in" svg:width="3.5878in" svg:height="0.58425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Name-Card" style:page-layout-name="pageLayout1" draw:style-name="a665">
      <draw:g draw:name="Group 6" draw:id="id204">
        <svg:title/>
        <svg:desc/>
        <draw:custom-shape svg:x="-0.01021in" svg:y="4.83794in" svg:width="0.55122in" svg:height="3.43963in" draw:id="id210" draw:layer="Master1-bg" draw:style-name="a684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6.1859in" svg:y1="8.26736in" svg:x2="11.03552in" svg:y2="5.03372in" draw:id="id211" draw:layer="Master1-bg" draw:style-name="a685" draw:name="Straight Connector 8">
          <svg:title/>
          <svg:desc/>
        </draw:connector>
        <draw:connector draw:type="line" svg:x1="8.49092in" svg:y1="0in" svg:x2="9.96083in" svg:y2="8.26736in" draw:id="id212" draw:layer="Master1-bg" draw:style-name="a686" draw:name="Straight Connector 9">
          <svg:title/>
          <svg:desc/>
        </draw:connector>
        <draw:custom-shape svg:x="8.3091in" svg:y="0in" svg:width="2.73611in" svg:height="8.27757in" draw:id="id213" draw:layer="Master1-bg" draw:style-name="a687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214" draw:layer="Master1-bg" draw:style-name="a688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215" draw:layer="Master1-bg" draw:style-name="a689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216" draw:layer="Master1-bg" draw:style-name="a690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217" draw:layer="Master1-bg" draw:style-name="a691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218" draw:layer="Master1-bg" draw:style-name="a692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219" draw:layer="Master1-bg" draw:style-name="a693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05" presentation:style-name="a669" draw:name="Title 1" svg:x="0.73495in" svg:y="2.32902in" svg:width="7.65301in" svg:height="3.12884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206" presentation:style-name="a673" draw:name="Text Placeholder 2" svg:x="0.73495in" svg:y="5.45787in" svg:width="7.65301in" svg:height="1.82503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Edit Master text styles</text:span></text:p>
            </text:list-item>
          </text:list>
        </draw:text-box>
        <svg:title/>
        <svg:desc/>
      </draw:frame>
      <draw:frame draw:id="id207" presentation:style-name="a676" draw:name="Date Placeholder 3" svg:x="6.51676in" svg:y="7.2829in" svg:width="0.82481in" svg:height="0.44016in" presentation:class="date-time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208" presentation:style-name="a679" draw:name="Footer Placeholder 4" svg:x="0.73495in" svg:y="7.2829in" svg:width="5.57361in" svg:height="0.44016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209" presentation:style-name="a683" draw:name="Slide Number Placeholder 5" svg:x="7.76991in" svg:y="7.2829in" svg:width="0.61805in" svg:height="0.44016in" presentation:class="page-number" presentation:placeholder="false">
        <draw:text-box>
          <text:p text:style-name="a682" text:class-names="" text:cond-style-name=""><text:span text:style-name="a680" text:class-names=""><text:page-number style:num-format="1" text:fixed="false"/></text:span><text:span text:style-name="a681" text:class-names=""/></text:p>
        </draw:text-box>
        <svg:title/>
        <svg:desc/>
      </draw:frame>
      <presentation:notes style:page-layout-name="pageLayout2" draw:style-name="a710">
        <draw:page-thumbnail svg:x="1.21063in" svg:y="0.88858in" svg:width="5.84567in" svg:height="4.38425in" presentation:class="page" draw:id="id16" presentation:style-name="a694" draw:name="Slide Image Placeholder 1">
          <svg:title/>
          <svg:desc/>
        </draw:page-thumbnail>
        <draw:frame draw:id="id17" presentation:style-name="a697" draw:name="Notes Placeholder 2" svg:x="0.82677in" svg:y="5.55394in" svg:width="6.61378in" svg:height="5.26142in" presentation:class="notes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8" presentation:style-name="a700" draw:name="Header Placeholder 3" svg:x="0in" svg:y="0in" svg:width="3.5878in" svg:height="0.58425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9" presentation:style-name="a703" draw:name="Date Placeholder 4" svg:x="4.67953in" svg:y="0in" svg:width="3.5878in" svg:height="0.58425in" presentation:class="date-time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20" presentation:style-name="a706" draw:name="Footer Placeholder 5" svg:x="0in" svg:y="11.10827in" svg:width="3.5878in" svg:height="0.58425in" presentation:class="foot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21" presentation:style-name="a709" draw:name="Slide Number Placeholder 6" svg:x="4.67953in" svg:y="11.10827in" svg:width="3.5878in" svg:height="0.58425in" presentation:class="page-number" presentation:placeholder="false">
          <draw:text-box>
            <text:p text:style-name="a708" text:class-names="" text:cond-style-name=""><text:span text:style-name="a7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Quote-Name-Card" style:page-layout-name="pageLayout1" draw:style-name="a711">
      <draw:g draw:name="Group 9" draw:id="id220">
        <svg:title/>
        <svg:desc/>
        <draw:custom-shape svg:x="-0.01021in" svg:y="4.83794in" svg:width="0.55122in" svg:height="3.43963in" draw:id="id229" draw:layer="Master1-bg" draw:style-name="a740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6.1859in" svg:y1="8.26736in" svg:x2="11.03552in" svg:y2="5.03372in" draw:id="id230" draw:layer="Master1-bg" draw:style-name="a741" draw:name="Straight Connector 11">
          <svg:title/>
          <svg:desc/>
        </draw:connector>
        <draw:connector draw:type="line" svg:x1="8.49092in" svg:y1="0in" svg:x2="9.96083in" svg:y2="8.26736in" draw:id="id231" draw:layer="Master1-bg" draw:style-name="a742" draw:name="Straight Connector 12">
          <svg:title/>
          <svg:desc/>
        </draw:connector>
        <draw:custom-shape svg:x="8.3091in" svg:y="0in" svg:width="2.73611in" svg:height="8.27757in" draw:id="id232" draw:layer="Master1-bg" draw:style-name="a743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233" draw:layer="Master1-bg" draw:style-name="a744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234" draw:layer="Master1-bg" draw:style-name="a745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235" draw:layer="Master1-bg" draw:style-name="a746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236" draw:layer="Master1-bg" draw:style-name="a747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237" draw:layer="Master1-bg" draw:style-name="a748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238" draw:layer="Master1-bg" draw:style-name="a749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21" presentation:style-name="a715" draw:name="Title 1" svg:x="0.93423in" svg:y="0.73488in" svg:width="7.32082in" svg:height="3.64376in" presentation:class="title" presentation:placeholder="false">
        <draw:text-box>
          <text:p text:style-name="a714" text:class-names="" text:cond-style-name=""><text:span text:style-name="a712" text:class-names="">Click to edit Master title style</text:span><text:span text:style-name="a713" text:class-names=""/></text:p>
        </draw:text-box>
        <svg:title/>
        <svg:desc/>
      </draw:frame>
      <draw:frame draw:id="id222" presentation:style-name="a719" draw:name="Text Placeholder 9" svg:x="0.73495in" svg:y="4.83794in" svg:width="7.65301in" svg:height="0.61993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Edit Master text styles</text:span></text:p>
            </text:list-item>
          </text:list>
        </draw:text-box>
        <svg:title/>
        <svg:desc/>
      </draw:frame>
      <draw:frame draw:id="id223" presentation:style-name="a723" draw:name="Text Placeholder 2" svg:x="0.73495in" svg:y="5.45787in" svg:width="7.65301in" svg:height="1.82503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Edit Master text styles</text:span></text:p>
            </text:list-item>
          </text:list>
        </draw:text-box>
        <svg:title/>
        <svg:desc/>
      </draw:frame>
      <draw:frame draw:id="id224" presentation:style-name="a726" draw:name="Date Placeholder 3" svg:x="6.51676in" svg:y="7.2829in" svg:width="0.82481in" svg:height="0.44016in" presentation:class="date-time" presentation:placeholder="false">
        <draw:text-box>
          <text:p text:style-name="a725" text:class-names="" text:cond-style-name=""><text:span text:style-name="a724" text:class-names=""/></text:p>
        </draw:text-box>
        <svg:title/>
        <svg:desc/>
      </draw:frame>
      <draw:frame draw:id="id225" presentation:style-name="a729" draw:name="Footer Placeholder 4" svg:x="0.73495in" svg:y="7.2829in" svg:width="5.57361in" svg:height="0.44016in" presentation:class="footer" presentation:placeholder="false">
        <draw:text-box>
          <text:p text:style-name="a728" text:class-names="" text:cond-style-name=""><text:span text:style-name="a727" text:class-names=""/></text:p>
        </draw:text-box>
        <svg:title/>
        <svg:desc/>
      </draw:frame>
      <draw:frame draw:id="id226" presentation:style-name="a733" draw:name="Slide Number Placeholder 5" svg:x="7.76991in" svg:y="7.2829in" svg:width="0.61805in" svg:height="0.44016in" presentation:class="page-number" presentation:placeholder="false">
        <draw:text-box>
          <text:p text:style-name="a732" text:class-names="" text:cond-style-name=""><text:span text:style-name="a730" text:class-names=""><text:page-number style:num-format="1" text:fixed="false"/></text:span><text:span text:style-name="a731" text:class-names=""/></text:p>
        </draw:text-box>
        <svg:title/>
        <svg:desc/>
      </draw:frame>
      <draw:frame draw:id="id227" draw:style-name="a736" draw:name="TextBox 23" svg:x="0.58197in" svg:y="0.95281in" svg:width="0.55136in" svg:height="0.70495in">
        <draw:text-box>
          <text:p text:style-name="a735" text:class-names="" text:cond-style-name=""><text:span text:style-name="a734" text:class-names="">“</text:span></text:p>
        </draw:text-box>
        <svg:title/>
        <svg:desc/>
      </draw:frame>
      <draw:frame draw:id="id228" draw:style-name="a739" draw:name="TextBox 24" svg:x="8.13525in" svg:y="3.47976in" svg:width="0.55136in" svg:height="0.70495in">
        <draw:text-box>
          <text:p text:style-name="a738" text:class-names="" text:cond-style-name=""><text:span text:style-name="a737" text:class-names="">”</text:span></text:p>
        </draw:text-box>
        <svg:title/>
        <svg:desc/>
      </draw:frame>
      <presentation:notes style:page-layout-name="pageLayout2" draw:style-name="a766">
        <draw:page-thumbnail svg:x="1.21063in" svg:y="0.88858in" svg:width="5.84567in" svg:height="4.38425in" presentation:class="page" draw:id="id16" presentation:style-name="a750" draw:name="Slide Image Placeholder 1">
          <svg:title/>
          <svg:desc/>
        </draw:page-thumbnail>
        <draw:frame draw:id="id17" presentation:style-name="a753" draw:name="Notes Placeholder 2" svg:x="0.82677in" svg:y="5.55394in" svg:width="6.61378in" svg:height="5.26142in" presentation:class="notes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8" presentation:style-name="a756" draw:name="Header Placeholder 3" svg:x="0in" svg:y="0in" svg:width="3.5878in" svg:height="0.58425in" presentation:class="head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9" presentation:style-name="a759" draw:name="Date Placeholder 4" svg:x="4.67953in" svg:y="0in" svg:width="3.5878in" svg:height="0.58425in" presentation:class="date-time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20" presentation:style-name="a762" draw:name="Footer Placeholder 5" svg:x="0in" svg:y="11.10827in" svg:width="3.5878in" svg:height="0.58425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21" presentation:style-name="a765" draw:name="Slide Number Placeholder 6" svg:x="4.67953in" svg:y="11.10827in" svg:width="3.5878in" svg:height="0.58425in" presentation:class="page-number" presentation:placeholder="false">
          <draw:text-box>
            <text:p text:style-name="a764" text:class-names="" text:cond-style-name=""><text:span text:style-name="a7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rue-or-False" style:page-layout-name="pageLayout1" draw:style-name="a767">
      <draw:g draw:name="Group 7" draw:id="id239">
        <svg:title/>
        <svg:desc/>
        <draw:custom-shape svg:x="-0.01021in" svg:y="4.83794in" svg:width="0.55122in" svg:height="3.43963in" draw:id="id246" draw:layer="Master1-bg" draw:style-name="a790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6.1859in" svg:y1="8.26736in" svg:x2="11.03552in" svg:y2="5.03372in" draw:id="id247" draw:layer="Master1-bg" draw:style-name="a791" draw:name="Straight Connector 9">
          <svg:title/>
          <svg:desc/>
        </draw:connector>
        <draw:connector draw:type="line" svg:x1="8.49092in" svg:y1="0in" svg:x2="9.96083in" svg:y2="8.26736in" draw:id="id248" draw:layer="Master1-bg" draw:style-name="a792" draw:name="Straight Connector 10">
          <svg:title/>
          <svg:desc/>
        </draw:connector>
        <draw:custom-shape svg:x="8.3091in" svg:y="0in" svg:width="2.73611in" svg:height="8.27757in" draw:id="id249" draw:layer="Master1-bg" draw:style-name="a793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250" draw:layer="Master1-bg" draw:style-name="a794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251" draw:layer="Master1-bg" draw:style-name="a795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252" draw:layer="Master1-bg" draw:style-name="a796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253" draw:layer="Master1-bg" draw:style-name="a797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254" draw:layer="Master1-bg" draw:style-name="a798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255" draw:layer="Master1-bg" draw:style-name="a799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40" presentation:style-name="a771" draw:name="Title 1" svg:x="0.74249in" svg:y="0.73488in" svg:width="7.64548in" svg:height="3.64376in" presentation:class="title" presentation:placeholder="false">
        <draw:text-box>
          <text:p text:style-name="a770" text:class-names="" text:cond-style-name=""><text:span text:style-name="a768" text:class-names="">Click to edit Master title style</text:span><text:span text:style-name="a769" text:class-names=""/></text:p>
        </draw:text-box>
        <svg:title/>
        <svg:desc/>
      </draw:frame>
      <draw:frame draw:id="id241" presentation:style-name="a775" draw:name="Text Placeholder 9" svg:x="0.73495in" svg:y="4.83794in" svg:width="7.65301in" svg:height="0.61993in" presentation:class="outline" presentation:placeholder="false">
        <draw:text-box>
          <text:list text:style-name="a774">
            <text:list-item>
              <text:p text:style-name="a773" text:class-names="" text:cond-style-name=""><text:span text:style-name="a772" text:class-names="">Edit Master text styles</text:span></text:p>
            </text:list-item>
          </text:list>
        </draw:text-box>
        <svg:title/>
        <svg:desc/>
      </draw:frame>
      <draw:frame draw:id="id242" presentation:style-name="a779" draw:name="Text Placeholder 2" svg:x="0.73495in" svg:y="5.45787in" svg:width="7.65301in" svg:height="1.82503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Edit Master text styles</text:span></text:p>
            </text:list-item>
          </text:list>
        </draw:text-box>
        <svg:title/>
        <svg:desc/>
      </draw:frame>
      <draw:frame draw:id="id243" presentation:style-name="a782" draw:name="Date Placeholder 3" svg:x="6.51676in" svg:y="7.2829in" svg:width="0.82481in" svg:height="0.44016in" presentation:class="date-time" presentation:placeholder="false">
        <draw:text-box>
          <text:p text:style-name="a781" text:class-names="" text:cond-style-name=""><text:span text:style-name="a780" text:class-names=""/></text:p>
        </draw:text-box>
        <svg:title/>
        <svg:desc/>
      </draw:frame>
      <draw:frame draw:id="id244" presentation:style-name="a785" draw:name="Footer Placeholder 4" svg:x="0.73495in" svg:y="7.2829in" svg:width="5.57361in" svg:height="0.44016in" presentation:class="footer" presentation:placeholder="false">
        <draw:text-box>
          <text:p text:style-name="a784" text:class-names="" text:cond-style-name=""><text:span text:style-name="a783" text:class-names=""/></text:p>
        </draw:text-box>
        <svg:title/>
        <svg:desc/>
      </draw:frame>
      <draw:frame draw:id="id245" presentation:style-name="a789" draw:name="Slide Number Placeholder 5" svg:x="7.76991in" svg:y="7.2829in" svg:width="0.61805in" svg:height="0.44016in" presentation:class="page-number" presentation:placeholder="false">
        <draw:text-box>
          <text:p text:style-name="a788" text:class-names="" text:cond-style-name=""><text:span text:style-name="a786" text:class-names=""><text:page-number style:num-format="1" text:fixed="false"/></text:span><text:span text:style-name="a787" text:class-names=""/></text:p>
        </draw:text-box>
        <svg:title/>
        <svg:desc/>
      </draw:frame>
      <presentation:notes style:page-layout-name="pageLayout2" draw:style-name="a816">
        <draw:page-thumbnail svg:x="1.21063in" svg:y="0.88858in" svg:width="5.84567in" svg:height="4.38425in" presentation:class="page" draw:id="id16" presentation:style-name="a800" draw:name="Slide Image Placeholder 1">
          <svg:title/>
          <svg:desc/>
        </draw:page-thumbnail>
        <draw:frame draw:id="id17" presentation:style-name="a803" draw:name="Notes Placeholder 2" svg:x="0.82677in" svg:y="5.55394in" svg:width="6.61378in" svg:height="5.26142in" presentation:class="notes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18" presentation:style-name="a806" draw:name="Header Placeholder 3" svg:x="0in" svg:y="0in" svg:width="3.5878in" svg:height="0.58425in" presentation:class="head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9" presentation:style-name="a809" draw:name="Date Placeholder 4" svg:x="4.67953in" svg:y="0in" svg:width="3.5878in" svg:height="0.58425in" presentation:class="date-time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20" presentation:style-name="a812" draw:name="Footer Placeholder 5" svg:x="0in" svg:y="11.10827in" svg:width="3.5878in" svg:height="0.58425in" presentation:class="foot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21" presentation:style-name="a815" draw:name="Slide Number Placeholder 6" svg:x="4.67953in" svg:y="11.10827in" svg:width="3.5878in" svg:height="0.58425in" presentation:class="page-number" presentation:placeholder="false">
          <draw:text-box>
            <text:p text:style-name="a814" text:class-names="" text:cond-style-name=""><text:span text:style-name="a8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le-and-Vertical-Text" style:page-layout-name="pageLayout1" draw:style-name="a817">
      <draw:g draw:name="Group 6" draw:id="id256">
        <svg:title/>
        <svg:desc/>
        <draw:custom-shape svg:x="-0.01021in" svg:y="4.83794in" svg:width="0.55122in" svg:height="3.43963in" draw:id="id262" draw:layer="Master1-bg" draw:style-name="a849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6.1859in" svg:y1="8.26736in" svg:x2="11.03552in" svg:y2="5.03372in" draw:id="id263" draw:layer="Master1-bg" draw:style-name="a850" draw:name="Straight Connector 8">
          <svg:title/>
          <svg:desc/>
        </draw:connector>
        <draw:connector draw:type="line" svg:x1="8.49092in" svg:y1="0in" svg:x2="9.96083in" svg:y2="8.26736in" draw:id="id264" draw:layer="Master1-bg" draw:style-name="a851" draw:name="Straight Connector 9">
          <svg:title/>
          <svg:desc/>
        </draw:connector>
        <draw:custom-shape svg:x="8.3091in" svg:y="0in" svg:width="2.73611in" svg:height="8.27757in" draw:id="id265" draw:layer="Master1-bg" draw:style-name="a852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266" draw:layer="Master1-bg" draw:style-name="a853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267" draw:layer="Master1-bg" draw:style-name="a854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268" draw:layer="Master1-bg" draw:style-name="a855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269" draw:layer="Master1-bg" draw:style-name="a856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270" draw:layer="Master1-bg" draw:style-name="a857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271" draw:layer="Master1-bg" draw:style-name="a858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57" presentation:style-name="a821" draw:name="Title 1" svg:x="0.73495in" svg:y="0.73488in" svg:width="7.65301in" svg:height="1.59223in" presentation:class="title" presentation:placeholder="false">
        <draw:text-box>
          <text:p text:style-name="a820" text:class-names="" text:cond-style-name=""><text:span text:style-name="a818" text:class-names="">Click to edit Master title style</text:span><text:span text:style-name="a819" text:class-names=""/></text:p>
        </draw:text-box>
        <svg:title/>
        <svg:desc/>
      </draw:frame>
      <draw:frame draw:id="id258" presentation:style-name="a838" draw:name="Vertical Text Placeholder 2" svg:x="0.73495in" svg:y="2.60461in" svg:width="7.65301in" svg:height="4.6783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Edit Master text styles</text:span></text:p>
            </text:list-item>
          </text:list>
          <text:list text:style-name="a827">
            <text:list-item>
              <text:list text:style-name="a827">
                <text:list-item>
                  <text:p text:style-name="a826" text:class-names="" text:cond-style-name=""><text:span text:style-name="a825" text:class-names="">Second level</text:span></text:p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list text:style-name="a830">
                    <text:list-item>
                      <text:p text:style-name="a829" text:class-names="" text:cond-style-name=""><text:span text:style-name="a82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list text:style-name="a833">
                        <text:list-item>
                          <text:p text:style-name="a832" text:class-names="" text:cond-style-name=""><text:span text:style-name="a8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list text:style-name="a837">
                        <text:list-item>
                          <text:list text:style-name="a837">
                            <text:list-item>
                              <text:p text:style-name="a836" text:class-names="" text:cond-style-name=""><text:span text:style-name="a834" text:class-names="">Fifth level</text:span><text:span text:style-name="a8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841" draw:name="Date Placeholder 3" svg:x="6.51676in" svg:y="7.2829in" svg:width="0.82481in" svg:height="0.44016in" presentation:class="date-time" presentation:placeholder="false">
        <draw:text-box>
          <text:p text:style-name="a840" text:class-names="" text:cond-style-name=""><text:span text:style-name="a839" text:class-names=""/></text:p>
        </draw:text-box>
        <svg:title/>
        <svg:desc/>
      </draw:frame>
      <draw:frame draw:id="id260" presentation:style-name="a844" draw:name="Footer Placeholder 4" svg:x="0.73495in" svg:y="7.2829in" svg:width="5.57361in" svg:height="0.44016in" presentation:class="footer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261" presentation:style-name="a848" draw:name="Slide Number Placeholder 5" svg:x="7.76991in" svg:y="7.2829in" svg:width="0.61805in" svg:height="0.44016in" presentation:class="page-number" presentation:placeholder="false">
        <draw:text-box>
          <text:p text:style-name="a847" text:class-names="" text:cond-style-name=""><text:span text:style-name="a845" text:class-names=""><text:page-number style:num-format="1" text:fixed="false"/></text:span><text:span text:style-name="a846" text:class-names=""/></text:p>
        </draw:text-box>
        <svg:title/>
        <svg:desc/>
      </draw:frame>
      <presentation:notes style:page-layout-name="pageLayout2" draw:style-name="a875">
        <draw:page-thumbnail svg:x="1.21063in" svg:y="0.88858in" svg:width="5.84567in" svg:height="4.38425in" presentation:class="page" draw:id="id16" presentation:style-name="a859" draw:name="Slide Image Placeholder 1">
          <svg:title/>
          <svg:desc/>
        </draw:page-thumbnail>
        <draw:frame draw:id="id17" presentation:style-name="a862" draw:name="Notes Placeholder 2" svg:x="0.82677in" svg:y="5.55394in" svg:width="6.61378in" svg:height="5.26142in" presentation:class="notes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18" presentation:style-name="a865" draw:name="Header Placeholder 3" svg:x="0in" svg:y="0in" svg:width="3.5878in" svg:height="0.58425in" presentation:class="header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19" presentation:style-name="a868" draw:name="Date Placeholder 4" svg:x="4.67953in" svg:y="0in" svg:width="3.5878in" svg:height="0.58425in" presentation:class="date-time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20" presentation:style-name="a871" draw:name="Footer Placeholder 5" svg:x="0in" svg:y="11.10827in" svg:width="3.5878in" svg:height="0.58425in" presentation:class="foot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21" presentation:style-name="a874" draw:name="Slide Number Placeholder 6" svg:x="4.67953in" svg:y="11.10827in" svg:width="3.5878in" svg:height="0.58425in" presentation:class="page-number" presentation:placeholder="false">
          <draw:text-box>
            <text:p text:style-name="a873" text:class-names="" text:cond-style-name=""><text:span text:style-name="a8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Vertical-Title-and-Text" style:page-layout-name="pageLayout1" draw:style-name="a876">
      <draw:g draw:name="Group 6" draw:id="id272">
        <svg:title/>
        <svg:desc/>
        <draw:custom-shape svg:x="-0.01021in" svg:y="4.83794in" svg:width="0.55122in" svg:height="3.43963in" draw:id="id278" draw:layer="Master1-bg" draw:style-name="a908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6.1859in" svg:y1="8.26736in" svg:x2="11.03552in" svg:y2="5.03372in" draw:id="id279" draw:layer="Master1-bg" draw:style-name="a909" draw:name="Straight Connector 8">
          <svg:title/>
          <svg:desc/>
        </draw:connector>
        <draw:connector draw:type="line" svg:x1="8.49092in" svg:y1="0in" svg:x2="9.96083in" svg:y2="8.26736in" draw:id="id280" draw:layer="Master1-bg" draw:style-name="a910" draw:name="Straight Connector 9">
          <svg:title/>
          <svg:desc/>
        </draw:connector>
        <draw:custom-shape svg:x="8.3091in" svg:y="0in" svg:width="2.73611in" svg:height="8.27757in" draw:id="id281" draw:layer="Master1-bg" draw:style-name="a911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282" draw:layer="Master1-bg" draw:style-name="a912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283" draw:layer="Master1-bg" draw:style-name="a913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284" draw:layer="Master1-bg" draw:style-name="a914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285" draw:layer="Master1-bg" draw:style-name="a915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286" draw:layer="Master1-bg" draw:style-name="a916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287" draw:layer="Master1-bg" draw:style-name="a917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73" presentation:style-name="a880" draw:name="Vertical Title 1" svg:x="7.20644in" svg:y="0.73488in" svg:width="1.18009in" svg:height="6.33066in" presentation:class="title" presentation:placeholder="false">
        <draw:text-box>
          <text:p text:style-name="a879" text:class-names="" text:cond-style-name=""><text:span text:style-name="a877" text:class-names="">Click to edit Master title style</text:span><text:span text:style-name="a878" text:class-names=""/></text:p>
        </draw:text-box>
        <svg:title/>
        <svg:desc/>
      </draw:frame>
      <draw:frame draw:id="id274" presentation:style-name="a897" draw:name="Vertical Text Placeholder 2" svg:x="0.73495in" svg:y="0.73488in" svg:width="6.26329in" svg:height="6.33066in" presentation:class="outline" presentation:placeholder="false">
        <draw:text-box>
          <text:list text:style-name="a883">
            <text:list-item>
              <text:p text:style-name="a882" text:class-names="" text:cond-style-name=""><text:span text:style-name="a881" text:class-names="">Edit Master text styles</text:span></text:p>
            </text:list-item>
          </text:list>
          <text:list text:style-name="a886">
            <text:list-item>
              <text:list text:style-name="a886">
                <text:list-item>
                  <text:p text:style-name="a885" text:class-names="" text:cond-style-name=""><text:span text:style-name="a884" text:class-names="">Second level</text:span></text:p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p text:style-name="a888" text:class-names="" text:cond-style-name=""><text:span text:style-name="a887" text:class-names="">Third level</text:span></text:p>
                    </text:list-item>
                  </text:list>
                </text:list-item>
              </text:list>
            </text:list-item>
          </text:list>
          <text:list text:style-name="a892">
            <text:list-item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p text:style-name="a891" text:class-names="" text:cond-style-name=""><text:span text:style-name="a8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list text:style-name="a896">
                        <text:list-item>
                          <text:list text:style-name="a896">
                            <text:list-item>
                              <text:p text:style-name="a895" text:class-names="" text:cond-style-name=""><text:span text:style-name="a893" text:class-names="">Fifth level</text:span><text:span text:style-name="a8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900" draw:name="Date Placeholder 3" svg:x="6.51676in" svg:y="7.2829in" svg:width="0.82481in" svg:height="0.44016in" presentation:class="date-time" presentation:placeholder="false">
        <draw:text-box>
          <text:p text:style-name="a899" text:class-names="" text:cond-style-name=""><text:span text:style-name="a898" text:class-names=""/></text:p>
        </draw:text-box>
        <svg:title/>
        <svg:desc/>
      </draw:frame>
      <draw:frame draw:id="id276" presentation:style-name="a903" draw:name="Footer Placeholder 4" svg:x="0.73495in" svg:y="7.2829in" svg:width="5.57361in" svg:height="0.44016in" presentation:class="footer" presentation:placeholder="false">
        <draw:text-box>
          <text:p text:style-name="a902" text:class-names="" text:cond-style-name=""><text:span text:style-name="a901" text:class-names=""/></text:p>
        </draw:text-box>
        <svg:title/>
        <svg:desc/>
      </draw:frame>
      <draw:frame draw:id="id277" presentation:style-name="a907" draw:name="Slide Number Placeholder 5" svg:x="7.76991in" svg:y="7.2829in" svg:width="0.61805in" svg:height="0.44016in" presentation:class="page-number" presentation:placeholder="false">
        <draw:text-box>
          <text:p text:style-name="a906" text:class-names="" text:cond-style-name=""><text:span text:style-name="a904" text:class-names=""><text:page-number style:num-format="1" text:fixed="false"/></text:span><text:span text:style-name="a905" text:class-names=""/></text:p>
        </draw:text-box>
        <svg:title/>
        <svg:desc/>
      </draw:frame>
      <presentation:notes style:page-layout-name="pageLayout2" draw:style-name="a934">
        <draw:page-thumbnail svg:x="1.21063in" svg:y="0.88858in" svg:width="5.84567in" svg:height="4.38425in" presentation:class="page" draw:id="id16" presentation:style-name="a918" draw:name="Slide Image Placeholder 1">
          <svg:title/>
          <svg:desc/>
        </draw:page-thumbnail>
        <draw:frame draw:id="id17" presentation:style-name="a921" draw:name="Notes Placeholder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18" presentation:style-name="a924" draw:name="Header Placeholder 3" svg:x="0in" svg:y="0in" svg:width="3.5878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9" presentation:style-name="a927" draw:name="Date Placeholder 4" svg:x="4.67953in" svg:y="0in" svg:width="3.5878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20" presentation:style-name="a930" draw:name="Footer Placeholder 5" svg:x="0in" svg:y="11.10827in" svg:width="3.5878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21" presentation:style-name="a933" draw:name="Slide Number Placeholder 6" svg:x="4.67953in" svg:y="11.10827in" svg:width="3.5878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35">
      <draw:frame draw:id="id288" presentation:style-name="a938" draw:name="Header Placeholder 1" svg:x="0in" svg:y="0in" svg:width="3.5878in" svg:height="0.58425in" presentation:class="header" presentation:placeholder="false">
        <draw:text-box>
          <text:p text:style-name="a937" text:class-names="" text:cond-style-name=""><text:span text:style-name="a936" text:class-names=""/></text:p>
        </draw:text-box>
        <svg:title/>
        <svg:desc/>
      </draw:frame>
      <draw:frame draw:id="id289" presentation:style-name="a941" draw:name="Date Placeholder 2" svg:x="4.67953in" svg:y="0in" svg:width="3.5878in" svg:height="0.58425in" presentation:class="date-time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290" presentation:style-name="a944" draw:name="Footer Placeholder 3" svg:x="0in" svg:y="11.10827in" svg:width="3.5878in" svg:height="0.58425in" presentation:class="footer" presentation:placeholder="false">
        <draw:text-box>
          <text:p text:style-name="a943" text:class-names="" text:cond-style-name=""><text:span text:style-name="a942" text:class-names=""/></text:p>
        </draw:text-box>
        <svg:title/>
        <svg:desc/>
      </draw:frame>
      <draw:frame draw:id="id291" presentation:style-name="a947" draw:name="Slide Number Placeholder 4" svg:x="4.67953in" svg:y="11.10827in" svg:width="3.5878in" svg:height="0.58425in" presentation:class="page-number" presentation:placeholder="false">
        <draw:text-box>
          <text:p text:style-name="a946" text:class-names="" text:cond-style-name=""><text:span text:style-name="a94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RILL 2</dc:title>
    <dc:creator>Tushar</dc:creator>
    <meta:creation-date>2019-01-07T11:09:45Z</meta:creation-date>
    <dc:date>2019-01-10T08:38:16Z</dc:date>
    <meta:template xlink:href="Facet" xlink:type="simple"/>
    <meta:editing-cycles>1</meta:editing-cycles>
    <meta:editing-duration>PT662S</meta:editing-duration>
    <meta:document-statistic meta:paragraph-count="35" meta:word-count="104"/>
  </office:meta>
</office:document-meta>
</file>